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54.45pt"/>
    </style:style>
    <style:style style:name="co4" style:family="table-column">
      <style:table-column-properties fo:break-before="auto" style:column-width="56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ial_20_Profi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guration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<text:a xlink:href="../../Profiles" xlink:type="simple">C:\Profiles</text:a></text:p>
          </table:table-cell>
        </table:table-row>
        <table:table-row table:style-name="ro1">
          <table:table-cell office:value-type="string" calcext:value-type="string">
            <text:p>COM Por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0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1" form:id="control1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2" form:id="control2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1"/>
          <draw:control draw:z-index="1" draw:text-style-name="P1" svg:width="104.83pt" svg:height="26.84pt" svg:x="1120.45pt" svg:y="53.55pt" draw:control="control2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MOD([.E2];360)&lt;1" office:value-type="boolean" office:boolean-value="false" calcext:value-type="boolean">
            <text:p>FALSE</text:p>
          </table:table-cell>
          <table:table-cell table:style-name="ce2" table:formula="of:=MOD([.F2];360)&lt;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style-name="ce2" table:formula="of:=MOD([.E3];360)&lt;1" office:value-type="boolean" office:boolean-value="false" calcext:value-type="boolean">
            <text:p>FALSE</text:p>
          </table:table-cell>
          <table:table-cell table:style-name="ce2" table:formula="of:=MOD([.F3];360)&lt;1" office:value-type="boolean" office:boolean-value="true" calcext:value-type="boolean">
            <text:p>TRUE</text:p>
          </table:table-cell>
          <table:table-cell table:formula="of:=[.E2]+0.8" office:value-type="float" office:value="300.8" calcext:value-type="float">
            <text:p>300.8</text:p>
          </table:table-cell>
          <table:table-cell table:formula="of:=0.8+[.F2]"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style-name="ce2" table:formula="of:=MOD([.E4];360)&lt;1" office:value-type="boolean" office:boolean-value="false" calcext:value-type="boolean">
            <text:p>FALSE</text:p>
          </table:table-cell>
          <table:table-cell table:style-name="ce2" table:formula="of:=MOD([.F4];360)&lt;1" office:value-type="boolean" office:boolean-value="false" calcext:value-type="boolean">
            <text:p>FALSE</text:p>
          </table:table-cell>
          <table:table-cell table:formula="of:=[.E3]+0.8" office:value-type="float" office:value="301.6" calcext:value-type="float">
            <text:p>301.6</text:p>
          </table:table-cell>
          <table:table-cell table:formula="of:=0.8+[.F3]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style-name="ce2" table:formula="of:=MOD([.E5];360)&lt;1" office:value-type="boolean" office:boolean-value="false" calcext:value-type="boolean">
            <text:p>FALSE</text:p>
          </table:table-cell>
          <table:table-cell table:style-name="ce2" table:formula="of:=MOD([.F5];360)&lt;1" office:value-type="boolean" office:boolean-value="false" calcext:value-type="boolean">
            <text:p>FALSE</text:p>
          </table:table-cell>
          <table:table-cell table:formula="of:=[.E4]+0.8" office:value-type="float" office:value="302.4" calcext:value-type="float">
            <text:p>302.4</text:p>
          </table:table-cell>
          <table:table-cell table:formula="of:=0.8+[.F4]"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style-name="ce2" table:formula="of:=MOD([.E6];360)&lt;1" office:value-type="boolean" office:boolean-value="false" calcext:value-type="boolean">
            <text:p>FALSE</text:p>
          </table:table-cell>
          <table:table-cell table:style-name="ce2" table:formula="of:=MOD([.F6];360)&lt;1" office:value-type="boolean" office:boolean-value="false" calcext:value-type="boolean">
            <text:p>FALSE</text:p>
          </table:table-cell>
          <table:table-cell table:formula="of:=[.E5]+0.8" office:value-type="float" office:value="303.2" calcext:value-type="float">
            <text:p>303.2</text:p>
          </table:table-cell>
          <table:table-cell table:formula="of:=0.8+[.F5]"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style-name="ce2" table:formula="of:=MOD([.E7];360)&lt;1" office:value-type="boolean" office:boolean-value="false" calcext:value-type="boolean">
            <text:p>FALSE</text:p>
          </table:table-cell>
          <table:table-cell table:style-name="ce2" table:formula="of:=MOD([.F7];360)&lt;1" office:value-type="boolean" office:boolean-value="false" calcext:value-type="boolean">
            <text:p>FALSE</text:p>
          </table:table-cell>
          <table:table-cell table:formula="of:=[.E6]+0.8" office:value-type="float" office:value="304" calcext:value-type="float">
            <text:p>304</text:p>
          </table:table-cell>
          <table:table-cell table:formula="of:=0.8+[.F6]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style-name="ce2" table:formula="of:=MOD([.E8];360)&lt;1" office:value-type="boolean" office:boolean-value="false" calcext:value-type="boolean">
            <text:p>FALSE</text:p>
          </table:table-cell>
          <table:table-cell table:style-name="ce2" table:formula="of:=MOD([.F8];360)&lt;1" office:value-type="boolean" office:boolean-value="false" calcext:value-type="boolean">
            <text:p>FALSE</text:p>
          </table:table-cell>
          <table:table-cell table:formula="of:=[.E7]+0.8" office:value-type="float" office:value="304.8" calcext:value-type="float">
            <text:p>304.8</text:p>
          </table:table-cell>
          <table:table-cell table:formula="of:=0.8+[.F7]"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style-name="ce2" table:formula="of:=MOD([.E9];360)&lt;1" office:value-type="boolean" office:boolean-value="false" calcext:value-type="boolean">
            <text:p>FALSE</text:p>
          </table:table-cell>
          <table:table-cell table:style-name="ce2" table:formula="of:=MOD([.F9];360)&lt;1" office:value-type="boolean" office:boolean-value="false" calcext:value-type="boolean">
            <text:p>FALSE</text:p>
          </table:table-cell>
          <table:table-cell table:formula="of:=[.E8]+0.8" office:value-type="float" office:value="305.6" calcext:value-type="float">
            <text:p>305.6</text:p>
          </table:table-cell>
          <table:table-cell table:formula="of:=0.8+[.F8]"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style-name="ce2" table:formula="of:=MOD([.E10];360)&lt;1" office:value-type="boolean" office:boolean-value="false" calcext:value-type="boolean">
            <text:p>FALSE</text:p>
          </table:table-cell>
          <table:table-cell table:style-name="ce2" table:formula="of:=MOD([.F10];360)&lt;1" office:value-type="boolean" office:boolean-value="false" calcext:value-type="boolean">
            <text:p>FALSE</text:p>
          </table:table-cell>
          <table:table-cell table:formula="of:=[.E9]+0.8" office:value-type="float" office:value="306.4" calcext:value-type="float">
            <text:p>306.4</text:p>
          </table:table-cell>
          <table:table-cell table:formula="of:=0.8+[.F9]"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style-name="ce2" table:formula="of:=MOD([.E11];360)&lt;1" office:value-type="boolean" office:boolean-value="false" calcext:value-type="boolean">
            <text:p>FALSE</text:p>
          </table:table-cell>
          <table:table-cell table:style-name="ce2" table:formula="of:=MOD([.F11];360)&lt;1" office:value-type="boolean" office:boolean-value="false" calcext:value-type="boolean">
            <text:p>FALSE</text:p>
          </table:table-cell>
          <table:table-cell table:formula="of:=[.E10]+0.8" office:value-type="float" office:value="307.2" calcext:value-type="float">
            <text:p>307.2</text:p>
          </table:table-cell>
          <table:table-cell table:formula="of:=0.8+[.F10]" office:value-type="float" office:value="7.2" calcext:value-type="float">
            <text:p>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2" table:formula="of:=MOD([.E12];360)&lt;1" office:value-type="boolean" office:boolean-value="false" calcext:value-type="boolean">
            <text:p>FALSE</text:p>
          </table:table-cell>
          <table:table-cell table:style-name="ce2" table:formula="of:=MOD([.F12];360)&lt;1" office:value-type="boolean" office:boolean-value="false" calcext:value-type="boolean">
            <text:p>FALSE</text:p>
          </table:table-cell>
          <table:table-cell table:formula="of:=[.E11]+0.8" office:value-type="float" office:value="308" calcext:value-type="float">
            <text:p>308</text:p>
          </table:table-cell>
          <table:table-cell table:formula="of:=0.8+[.F11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style-name="ce2" table:formula="of:=MOD([.E13];360)&lt;1" office:value-type="boolean" office:boolean-value="false" calcext:value-type="boolean">
            <text:p>FALSE</text:p>
          </table:table-cell>
          <table:table-cell table:style-name="ce2" table:formula="of:=MOD([.F13];360)&lt;1" office:value-type="boolean" office:boolean-value="false" calcext:value-type="boolean">
            <text:p>FALSE</text:p>
          </table:table-cell>
          <table:table-cell table:formula="of:=[.E12]+0.8" office:value-type="float" office:value="308.8" calcext:value-type="float">
            <text:p>308.8</text:p>
          </table:table-cell>
          <table:table-cell table:formula="of:=0.8+[.F12]" office:value-type="float" office:value="8.8" calcext:value-type="float">
            <text:p>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style-name="ce2" table:formula="of:=MOD([.E14];360)&lt;1" office:value-type="boolean" office:boolean-value="false" calcext:value-type="boolean">
            <text:p>FALSE</text:p>
          </table:table-cell>
          <table:table-cell table:style-name="ce2" table:formula="of:=MOD([.F14];360)&lt;1" office:value-type="boolean" office:boolean-value="false" calcext:value-type="boolean">
            <text:p>FALSE</text:p>
          </table:table-cell>
          <table:table-cell table:formula="of:=[.E13]+0.8" office:value-type="float" office:value="309.6" calcext:value-type="float">
            <text:p>309.6</text:p>
          </table:table-cell>
          <table:table-cell table:formula="of:=0.8+[.F13]"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style-name="ce2" table:formula="of:=MOD([.E15];360)&lt;1" office:value-type="boolean" office:boolean-value="false" calcext:value-type="boolean">
            <text:p>FALSE</text:p>
          </table:table-cell>
          <table:table-cell table:style-name="ce2" table:formula="of:=MOD([.F15];360)&lt;1" office:value-type="boolean" office:boolean-value="false" calcext:value-type="boolean">
            <text:p>FALSE</text:p>
          </table:table-cell>
          <table:table-cell table:formula="of:=[.E14]+0.8" office:value-type="float" office:value="310.4" calcext:value-type="float">
            <text:p>310.4</text:p>
          </table:table-cell>
          <table:table-cell table:formula="of:=0.8+[.F14]" office:value-type="float" office:value="10.4" calcext:value-type="float">
            <text:p>1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style-name="ce2" table:formula="of:=MOD([.E16];360)&lt;1" office:value-type="boolean" office:boolean-value="false" calcext:value-type="boolean">
            <text:p>FALSE</text:p>
          </table:table-cell>
          <table:table-cell table:style-name="ce2" table:formula="of:=MOD([.F16];360)&lt;1" office:value-type="boolean" office:boolean-value="false" calcext:value-type="boolean">
            <text:p>FALSE</text:p>
          </table:table-cell>
          <table:table-cell table:formula="of:=[.E15]+0.8" office:value-type="float" office:value="311.2" calcext:value-type="float">
            <text:p>311.2</text:p>
          </table:table-cell>
          <table:table-cell table:formula="of:=0.8+[.F15]"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style-name="ce2" table:formula="of:=MOD([.E17];360)&lt;1" office:value-type="boolean" office:boolean-value="false" calcext:value-type="boolean">
            <text:p>FALSE</text:p>
          </table:table-cell>
          <table:table-cell table:style-name="ce2" table:formula="of:=MOD([.F17];360)&lt;1" office:value-type="boolean" office:boolean-value="false" calcext:value-type="boolean">
            <text:p>FALSE</text:p>
          </table:table-cell>
          <table:table-cell table:formula="of:=[.E16]+0.8" office:value-type="float" office:value="312" calcext:value-type="float">
            <text:p>312</text:p>
          </table:table-cell>
          <table:table-cell table:formula="of:=0.8+[.F16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style-name="ce2" table:formula="of:=MOD([.E18];360)&lt;1" office:value-type="boolean" office:boolean-value="false" calcext:value-type="boolean">
            <text:p>FALSE</text:p>
          </table:table-cell>
          <table:table-cell table:style-name="ce2" table:formula="of:=MOD([.F18];360)&lt;1" office:value-type="boolean" office:boolean-value="false" calcext:value-type="boolean">
            <text:p>FALSE</text:p>
          </table:table-cell>
          <table:table-cell table:formula="of:=[.E17]+0.8" office:value-type="float" office:value="312.8" calcext:value-type="float">
            <text:p>312.8</text:p>
          </table:table-cell>
          <table:table-cell table:formula="of:=0.8+[.F17]" office:value-type="float" office:value="12.8" calcext:value-type="float">
            <text:p>1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style-name="ce2" table:formula="of:=MOD([.E19];360)&lt;1" office:value-type="boolean" office:boolean-value="false" calcext:value-type="boolean">
            <text:p>FALSE</text:p>
          </table:table-cell>
          <table:table-cell table:style-name="ce2" table:formula="of:=MOD([.F19];360)&lt;1" office:value-type="boolean" office:boolean-value="false" calcext:value-type="boolean">
            <text:p>FALSE</text:p>
          </table:table-cell>
          <table:table-cell table:formula="of:=[.E18]+0.8" office:value-type="float" office:value="313.6" calcext:value-type="float">
            <text:p>313.6</text:p>
          </table:table-cell>
          <table:table-cell table:formula="of:=0.8+[.F18]" office:value-type="float" office:value="13.6" calcext:value-type="float">
            <text:p>1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style-name="ce2" table:formula="of:=MOD([.E20];360)&lt;1" office:value-type="boolean" office:boolean-value="false" calcext:value-type="boolean">
            <text:p>FALSE</text:p>
          </table:table-cell>
          <table:table-cell table:style-name="ce2" table:formula="of:=MOD([.F20];360)&lt;1" office:value-type="boolean" office:boolean-value="false" calcext:value-type="boolean">
            <text:p>FALSE</text:p>
          </table:table-cell>
          <table:table-cell table:formula="of:=[.E19]+0.8" office:value-type="float" office:value="314.4" calcext:value-type="float">
            <text:p>314.4</text:p>
          </table:table-cell>
          <table:table-cell table:formula="of:=0.8+[.F19]" office:value-type="float" office:value="14.4" calcext:value-type="float">
            <text:p>1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style-name="ce2" table:formula="of:=MOD([.E21];360)&lt;1" office:value-type="boolean" office:boolean-value="false" calcext:value-type="boolean">
            <text:p>FALSE</text:p>
          </table:table-cell>
          <table:table-cell table:style-name="ce2" table:formula="of:=MOD([.F21];360)&lt;1" office:value-type="boolean" office:boolean-value="false" calcext:value-type="boolean">
            <text:p>FALSE</text:p>
          </table:table-cell>
          <table:table-cell table:formula="of:=[.E20]+0.8" office:value-type="float" office:value="315.2" calcext:value-type="float">
            <text:p>315.2</text:p>
          </table:table-cell>
          <table:table-cell table:formula="of:=0.8+[.F20]" office:value-type="float" office:value="15.2" calcext:value-type="float">
            <text:p>1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style-name="ce2" table:formula="of:=MOD([.E22];360)&lt;1" office:value-type="boolean" office:boolean-value="false" calcext:value-type="boolean">
            <text:p>FALSE</text:p>
          </table:table-cell>
          <table:table-cell table:style-name="ce2" table:formula="of:=MOD([.F22];360)&lt;1" office:value-type="boolean" office:boolean-value="false" calcext:value-type="boolean">
            <text:p>FALSE</text:p>
          </table:table-cell>
          <table:table-cell table:formula="of:=[.E21]+0.8" office:value-type="float" office:value="316" calcext:value-type="float">
            <text:p>316</text:p>
          </table:table-cell>
          <table:table-cell table:formula="of:=0.8+[.F21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style-name="ce2" table:formula="of:=MOD([.E23];360)&lt;1" office:value-type="boolean" office:boolean-value="false" calcext:value-type="boolean">
            <text:p>FALSE</text:p>
          </table:table-cell>
          <table:table-cell table:style-name="ce2" table:formula="of:=MOD([.F23];360)&lt;1" office:value-type="boolean" office:boolean-value="false" calcext:value-type="boolean">
            <text:p>FALSE</text:p>
          </table:table-cell>
          <table:table-cell table:formula="of:=[.E22]+0.8" office:value-type="float" office:value="316.8" calcext:value-type="float">
            <text:p>316.8</text:p>
          </table:table-cell>
          <table:table-cell table:formula="of:=0.8+[.F22]" office:value-type="float" office:value="16.8" calcext:value-type="float">
            <text:p>1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style-name="ce2" table:formula="of:=MOD([.E24];360)&lt;1" office:value-type="boolean" office:boolean-value="false" calcext:value-type="boolean">
            <text:p>FALSE</text:p>
          </table:table-cell>
          <table:table-cell table:style-name="ce2" table:formula="of:=MOD([.F24];360)&lt;1" office:value-type="boolean" office:boolean-value="false" calcext:value-type="boolean">
            <text:p>FALSE</text:p>
          </table:table-cell>
          <table:table-cell table:formula="of:=[.E23]+0.8" office:value-type="float" office:value="317.6" calcext:value-type="float">
            <text:p>317.6</text:p>
          </table:table-cell>
          <table:table-cell table:formula="of:=0.8+[.F23]"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style-name="ce2" table:formula="of:=MOD([.E25];360)&lt;1" office:value-type="boolean" office:boolean-value="false" calcext:value-type="boolean">
            <text:p>FALSE</text:p>
          </table:table-cell>
          <table:table-cell table:style-name="ce2" table:formula="of:=MOD([.F25];360)&lt;1" office:value-type="boolean" office:boolean-value="false" calcext:value-type="boolean">
            <text:p>FALSE</text:p>
          </table:table-cell>
          <table:table-cell table:formula="of:=[.E24]+0.8" office:value-type="float" office:value="318.4" calcext:value-type="float">
            <text:p>318.4</text:p>
          </table:table-cell>
          <table:table-cell table:formula="of:=0.8+[.F24]" office:value-type="float" office:value="18.4" calcext:value-type="float">
            <text:p>1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style-name="ce2" table:formula="of:=MOD([.E26];360)&lt;1" office:value-type="boolean" office:boolean-value="false" calcext:value-type="boolean">
            <text:p>FALSE</text:p>
          </table:table-cell>
          <table:table-cell table:style-name="ce2" table:formula="of:=MOD([.F26];360)&lt;1" office:value-type="boolean" office:boolean-value="false" calcext:value-type="boolean">
            <text:p>FALSE</text:p>
          </table:table-cell>
          <table:table-cell table:formula="of:=[.E25]+0.8" office:value-type="float" office:value="319.2" calcext:value-type="float">
            <text:p>319.2</text:p>
          </table:table-cell>
          <table:table-cell table:formula="of:=0.8+[.F25]" office:value-type="float" office:value="19.2" calcext:value-type="float">
            <text:p>1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style-name="ce2" table:formula="of:=MOD([.E27];360)&lt;1" office:value-type="boolean" office:boolean-value="false" calcext:value-type="boolean">
            <text:p>FALSE</text:p>
          </table:table-cell>
          <table:table-cell table:style-name="ce2" table:formula="of:=MOD([.F27];360)&lt;1" office:value-type="boolean" office:boolean-value="false" calcext:value-type="boolean">
            <text:p>FALSE</text:p>
          </table:table-cell>
          <table:table-cell table:formula="of:=[.E26]+0.8" office:value-type="float" office:value="320" calcext:value-type="float">
            <text:p>320</text:p>
          </table:table-cell>
          <table:table-cell table:formula="of:=0.8+[.F26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style-name="ce2" table:formula="of:=MOD([.E28];360)&lt;1" office:value-type="boolean" office:boolean-value="false" calcext:value-type="boolean">
            <text:p>FALSE</text:p>
          </table:table-cell>
          <table:table-cell table:style-name="ce2" table:formula="of:=MOD([.F28];360)&lt;1" office:value-type="boolean" office:boolean-value="false" calcext:value-type="boolean">
            <text:p>FALSE</text:p>
          </table:table-cell>
          <table:table-cell table:formula="of:=[.E27]+0.8" office:value-type="float" office:value="320.8" calcext:value-type="float">
            <text:p>320.8</text:p>
          </table:table-cell>
          <table:table-cell table:formula="of:=0.8+[.F27]" office:value-type="float" office:value="20.8" calcext:value-type="float">
            <text:p>2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style-name="ce2" table:formula="of:=MOD([.E29];360)&lt;1" office:value-type="boolean" office:boolean-value="false" calcext:value-type="boolean">
            <text:p>FALSE</text:p>
          </table:table-cell>
          <table:table-cell table:style-name="ce2" table:formula="of:=MOD([.F29];360)&lt;1" office:value-type="boolean" office:boolean-value="false" calcext:value-type="boolean">
            <text:p>FALSE</text:p>
          </table:table-cell>
          <table:table-cell table:formula="of:=[.E28]+0.8" office:value-type="float" office:value="321.6" calcext:value-type="float">
            <text:p>321.6</text:p>
          </table:table-cell>
          <table:table-cell table:formula="of:=0.8+[.F28]" office:value-type="float" office:value="21.6" calcext:value-type="float">
            <text:p>2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style-name="ce2" table:formula="of:=MOD([.E30];360)&lt;1" office:value-type="boolean" office:boolean-value="false" calcext:value-type="boolean">
            <text:p>FALSE</text:p>
          </table:table-cell>
          <table:table-cell table:style-name="ce2" table:formula="of:=MOD([.F30];360)&lt;1" office:value-type="boolean" office:boolean-value="false" calcext:value-type="boolean">
            <text:p>FALSE</text:p>
          </table:table-cell>
          <table:table-cell table:formula="of:=[.E29]+0.8" office:value-type="float" office:value="322.4" calcext:value-type="float">
            <text:p>322.4</text:p>
          </table:table-cell>
          <table:table-cell table:formula="of:=0.8+[.F29]"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style-name="ce2" table:formula="of:=MOD([.E31];360)&lt;1" office:value-type="boolean" office:boolean-value="false" calcext:value-type="boolean">
            <text:p>FALSE</text:p>
          </table:table-cell>
          <table:table-cell table:style-name="ce2" table:formula="of:=MOD([.F31];360)&lt;1" office:value-type="boolean" office:boolean-value="false" calcext:value-type="boolean">
            <text:p>FALSE</text:p>
          </table:table-cell>
          <table:table-cell table:formula="of:=[.E30]+0.8" office:value-type="float" office:value="323.2" calcext:value-type="float">
            <text:p>323.2</text:p>
          </table:table-cell>
          <table:table-cell table:formula="of:=0.8+[.F30]" office:value-type="float" office:value="23.2" calcext:value-type="float">
            <text:p>2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style-name="ce2" table:formula="of:=MOD([.E32];360)&lt;1" office:value-type="boolean" office:boolean-value="false" calcext:value-type="boolean">
            <text:p>FALSE</text:p>
          </table:table-cell>
          <table:table-cell table:style-name="ce2" table:formula="of:=MOD([.F32];360)&lt;1" office:value-type="boolean" office:boolean-value="false" calcext:value-type="boolean">
            <text:p>FALSE</text:p>
          </table:table-cell>
          <table:table-cell table:formula="of:=[.E31]+0.8" office:value-type="float" office:value="324" calcext:value-type="float">
            <text:p>324</text:p>
          </table:table-cell>
          <table:table-cell table:formula="of:=0.8+[.F31]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style-name="ce2" table:formula="of:=MOD([.E33];360)&lt;1" office:value-type="boolean" office:boolean-value="false" calcext:value-type="boolean">
            <text:p>FALSE</text:p>
          </table:table-cell>
          <table:table-cell table:style-name="ce2" table:formula="of:=MOD([.F33];360)&lt;1" office:value-type="boolean" office:boolean-value="false" calcext:value-type="boolean">
            <text:p>FALSE</text:p>
          </table:table-cell>
          <table:table-cell table:formula="of:=[.E32]+0.8" office:value-type="float" office:value="324.8" calcext:value-type="float">
            <text:p>324.8</text:p>
          </table:table-cell>
          <table:table-cell table:formula="of:=0.8+[.F32]"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style-name="ce2" table:formula="of:=MOD([.E34];360)&lt;1" office:value-type="boolean" office:boolean-value="false" calcext:value-type="boolean">
            <text:p>FALSE</text:p>
          </table:table-cell>
          <table:table-cell table:style-name="ce2" table:formula="of:=MOD([.F34];360)&lt;1" office:value-type="boolean" office:boolean-value="false" calcext:value-type="boolean">
            <text:p>FALSE</text:p>
          </table:table-cell>
          <table:table-cell table:formula="of:=[.E33]+0.8" office:value-type="float" office:value="325.6" calcext:value-type="float">
            <text:p>325.6</text:p>
          </table:table-cell>
          <table:table-cell table:formula="of:=0.8+[.F33]"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style-name="ce2" table:formula="of:=MOD([.E35];360)&lt;1" office:value-type="boolean" office:boolean-value="false" calcext:value-type="boolean">
            <text:p>FALSE</text:p>
          </table:table-cell>
          <table:table-cell table:style-name="ce2" table:formula="of:=MOD([.F35];360)&lt;1" office:value-type="boolean" office:boolean-value="false" calcext:value-type="boolean">
            <text:p>FALSE</text:p>
          </table:table-cell>
          <table:table-cell table:formula="of:=[.E34]+0.8" office:value-type="float" office:value="326.4" calcext:value-type="float">
            <text:p>326.4</text:p>
          </table:table-cell>
          <table:table-cell table:formula="of:=0.8+[.F34]" office:value-type="float" office:value="26.4" calcext:value-type="float">
            <text:p>2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style-name="ce2" table:formula="of:=MOD([.E36];360)&lt;1" office:value-type="boolean" office:boolean-value="false" calcext:value-type="boolean">
            <text:p>FALSE</text:p>
          </table:table-cell>
          <table:table-cell table:style-name="ce2" table:formula="of:=MOD([.F36];360)&lt;1" office:value-type="boolean" office:boolean-value="false" calcext:value-type="boolean">
            <text:p>FALSE</text:p>
          </table:table-cell>
          <table:table-cell table:formula="of:=[.E35]+0.8" office:value-type="float" office:value="327.2" calcext:value-type="float">
            <text:p>327.2</text:p>
          </table:table-cell>
          <table:table-cell table:formula="of:=0.8+[.F35]" office:value-type="float" office:value="27.2" calcext:value-type="float">
            <text:p>2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style-name="ce2" table:formula="of:=MOD([.E37];360)&lt;1" office:value-type="boolean" office:boolean-value="false" calcext:value-type="boolean">
            <text:p>FALSE</text:p>
          </table:table-cell>
          <table:table-cell table:style-name="ce2" table:formula="of:=MOD([.F37];360)&lt;1" office:value-type="boolean" office:boolean-value="false" calcext:value-type="boolean">
            <text:p>FALSE</text:p>
          </table:table-cell>
          <table:table-cell table:formula="of:=[.E36]+0.8" office:value-type="float" office:value="328" calcext:value-type="float">
            <text:p>328</text:p>
          </table:table-cell>
          <table:table-cell table:formula="of:=0.8+[.F36]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style-name="ce2" table:formula="of:=MOD([.E38];360)&lt;1" office:value-type="boolean" office:boolean-value="false" calcext:value-type="boolean">
            <text:p>FALSE</text:p>
          </table:table-cell>
          <table:table-cell table:style-name="ce2" table:formula="of:=MOD([.F38];360)&lt;1" office:value-type="boolean" office:boolean-value="false" calcext:value-type="boolean">
            <text:p>FALSE</text:p>
          </table:table-cell>
          <table:table-cell table:formula="of:=[.E37]+0.8" office:value-type="float" office:value="328.8" calcext:value-type="float">
            <text:p>328.8</text:p>
          </table:table-cell>
          <table:table-cell table:formula="of:=0.8+[.F37]"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style-name="ce2" table:formula="of:=MOD([.E39];360)&lt;1" office:value-type="boolean" office:boolean-value="false" calcext:value-type="boolean">
            <text:p>FALSE</text:p>
          </table:table-cell>
          <table:table-cell table:style-name="ce2" table:formula="of:=MOD([.F39];360)&lt;1" office:value-type="boolean" office:boolean-value="false" calcext:value-type="boolean">
            <text:p>FALSE</text:p>
          </table:table-cell>
          <table:table-cell table:formula="of:=[.E38]+0.8" office:value-type="float" office:value="329.6" calcext:value-type="float">
            <text:p>329.6</text:p>
          </table:table-cell>
          <table:table-cell table:formula="of:=0.8+[.F38]" office:value-type="float" office:value="29.6" calcext:value-type="float">
            <text:p>2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style-name="ce2" table:formula="of:=MOD([.E40];360)&lt;1" office:value-type="boolean" office:boolean-value="false" calcext:value-type="boolean">
            <text:p>FALSE</text:p>
          </table:table-cell>
          <table:table-cell table:style-name="ce2" table:formula="of:=MOD([.F40];360)&lt;1" office:value-type="boolean" office:boolean-value="false" calcext:value-type="boolean">
            <text:p>FALSE</text:p>
          </table:table-cell>
          <table:table-cell table:formula="of:=[.E39]+0.8" office:value-type="float" office:value="330.4" calcext:value-type="float">
            <text:p>330.4</text:p>
          </table:table-cell>
          <table:table-cell table:formula="of:=0.8+[.F39]" office:value-type="float" office:value="30.4" calcext:value-type="float">
            <text:p>3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style-name="ce2" table:formula="of:=MOD([.E41];360)&lt;1" office:value-type="boolean" office:boolean-value="false" calcext:value-type="boolean">
            <text:p>FALSE</text:p>
          </table:table-cell>
          <table:table-cell table:style-name="ce2" table:formula="of:=MOD([.F41];360)&lt;1" office:value-type="boolean" office:boolean-value="false" calcext:value-type="boolean">
            <text:p>FALSE</text:p>
          </table:table-cell>
          <table:table-cell table:formula="of:=[.E40]+0.8" office:value-type="float" office:value="331.2" calcext:value-type="float">
            <text:p>331.2</text:p>
          </table:table-cell>
          <table:table-cell table:formula="of:=0.8+[.F40]" office:value-type="float" office:value="31.2" calcext:value-type="float">
            <text:p>3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style-name="ce2" table:formula="of:=MOD([.E42];360)&lt;1" office:value-type="boolean" office:boolean-value="false" calcext:value-type="boolean">
            <text:p>FALSE</text:p>
          </table:table-cell>
          <table:table-cell table:style-name="ce2" table:formula="of:=MOD([.F42];360)&lt;1" office:value-type="boolean" office:boolean-value="false" calcext:value-type="boolean">
            <text:p>FALSE</text:p>
          </table:table-cell>
          <table:table-cell table:formula="of:=[.E41]+0.8" office:value-type="float" office:value="332" calcext:value-type="float">
            <text:p>332</text:p>
          </table:table-cell>
          <table:table-cell table:formula="of:=0.8+[.F41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style-name="ce2" table:formula="of:=MOD([.E43];360)&lt;1" office:value-type="boolean" office:boolean-value="false" calcext:value-type="boolean">
            <text:p>FALSE</text:p>
          </table:table-cell>
          <table:table-cell table:style-name="ce2" table:formula="of:=MOD([.F43];360)&lt;1" office:value-type="boolean" office:boolean-value="false" calcext:value-type="boolean">
            <text:p>FALSE</text:p>
          </table:table-cell>
          <table:table-cell table:formula="of:=[.E42]+0.8" office:value-type="float" office:value="332.8" calcext:value-type="float">
            <text:p>332.8</text:p>
          </table:table-cell>
          <table:table-cell table:formula="of:=0.8+[.F42]" office:value-type="float" office:value="32.8" calcext:value-type="float">
            <text:p>3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style-name="ce2" table:formula="of:=MOD([.E44];360)&lt;1" office:value-type="boolean" office:boolean-value="false" calcext:value-type="boolean">
            <text:p>FALSE</text:p>
          </table:table-cell>
          <table:table-cell table:style-name="ce2" table:formula="of:=MOD([.F44];360)&lt;1" office:value-type="boolean" office:boolean-value="false" calcext:value-type="boolean">
            <text:p>FALSE</text:p>
          </table:table-cell>
          <table:table-cell table:formula="of:=[.E43]+0.8" office:value-type="float" office:value="333.6" calcext:value-type="float">
            <text:p>333.6</text:p>
          </table:table-cell>
          <table:table-cell table:formula="of:=0.8+[.F43]" office:value-type="float" office:value="33.6" calcext:value-type="float">
            <text:p>3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style-name="ce2" table:formula="of:=MOD([.E45];360)&lt;1" office:value-type="boolean" office:boolean-value="false" calcext:value-type="boolean">
            <text:p>FALSE</text:p>
          </table:table-cell>
          <table:table-cell table:style-name="ce2" table:formula="of:=MOD([.F45];360)&lt;1" office:value-type="boolean" office:boolean-value="false" calcext:value-type="boolean">
            <text:p>FALSE</text:p>
          </table:table-cell>
          <table:table-cell table:formula="of:=[.E44]+0.8" office:value-type="float" office:value="334.4" calcext:value-type="float">
            <text:p>334.4</text:p>
          </table:table-cell>
          <table:table-cell table:formula="of:=0.8+[.F44]" office:value-type="float" office:value="34.4" calcext:value-type="float">
            <text:p>3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style-name="ce2" table:formula="of:=MOD([.E46];360)&lt;1" office:value-type="boolean" office:boolean-value="false" calcext:value-type="boolean">
            <text:p>FALSE</text:p>
          </table:table-cell>
          <table:table-cell table:style-name="ce2" table:formula="of:=MOD([.F46];360)&lt;1" office:value-type="boolean" office:boolean-value="false" calcext:value-type="boolean">
            <text:p>FALSE</text:p>
          </table:table-cell>
          <table:table-cell table:formula="of:=[.E45]+0.8" office:value-type="float" office:value="335.200000000001" calcext:value-type="float">
            <text:p>335.200000000001</text:p>
          </table:table-cell>
          <table:table-cell table:formula="of:=0.8+[.F45]" office:value-type="float" office:value="35.2" calcext:value-type="float">
            <text:p>3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style-name="ce2" table:formula="of:=MOD([.E47];360)&lt;1" office:value-type="boolean" office:boolean-value="false" calcext:value-type="boolean">
            <text:p>FALSE</text:p>
          </table:table-cell>
          <table:table-cell table:style-name="ce2" table:formula="of:=MOD([.F47];360)&lt;1" office:value-type="boolean" office:boolean-value="false" calcext:value-type="boolean">
            <text:p>FALSE</text:p>
          </table:table-cell>
          <table:table-cell table:formula="of:=[.E46]+0.8" office:value-type="float" office:value="336.000000000001" calcext:value-type="float">
            <text:p>336.000000000001</text:p>
          </table:table-cell>
          <table:table-cell table:formula="of:=0.8+[.F46]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style-name="ce2" table:formula="of:=MOD([.E48];360)&lt;1" office:value-type="boolean" office:boolean-value="false" calcext:value-type="boolean">
            <text:p>FALSE</text:p>
          </table:table-cell>
          <table:table-cell table:style-name="ce2" table:formula="of:=MOD([.F48];360)&lt;1" office:value-type="boolean" office:boolean-value="false" calcext:value-type="boolean">
            <text:p>FALSE</text:p>
          </table:table-cell>
          <table:table-cell table:formula="of:=[.E47]+0.8" office:value-type="float" office:value="336.800000000001" calcext:value-type="float">
            <text:p>336.800000000001</text:p>
          </table:table-cell>
          <table:table-cell table:formula="of:=0.8+[.F47]" office:value-type="float" office:value="36.8" calcext:value-type="float">
            <text:p>3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style-name="ce2" table:formula="of:=MOD([.E49];360)&lt;1" office:value-type="boolean" office:boolean-value="false" calcext:value-type="boolean">
            <text:p>FALSE</text:p>
          </table:table-cell>
          <table:table-cell table:style-name="ce2" table:formula="of:=MOD([.F49];360)&lt;1" office:value-type="boolean" office:boolean-value="false" calcext:value-type="boolean">
            <text:p>FALSE</text:p>
          </table:table-cell>
          <table:table-cell table:formula="of:=[.E48]+0.8" office:value-type="float" office:value="337.600000000001" calcext:value-type="float">
            <text:p>337.600000000001</text:p>
          </table:table-cell>
          <table:table-cell table:formula="of:=0.8+[.F48]" office:value-type="float" office:value="37.6" calcext:value-type="float">
            <text:p>3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style-name="ce2" table:formula="of:=MOD([.E50];360)&lt;1" office:value-type="boolean" office:boolean-value="false" calcext:value-type="boolean">
            <text:p>FALSE</text:p>
          </table:table-cell>
          <table:table-cell table:style-name="ce2" table:formula="of:=MOD([.F50];360)&lt;1" office:value-type="boolean" office:boolean-value="false" calcext:value-type="boolean">
            <text:p>FALSE</text:p>
          </table:table-cell>
          <table:table-cell table:formula="of:=[.E49]+0.8" office:value-type="float" office:value="338.400000000001" calcext:value-type="float">
            <text:p>338.400000000001</text:p>
          </table:table-cell>
          <table:table-cell table:formula="of:=0.8+[.F49]" office:value-type="float" office:value="38.4" calcext:value-type="float">
            <text:p>3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style-name="ce2" table:formula="of:=MOD([.E51];360)&lt;1" office:value-type="boolean" office:boolean-value="false" calcext:value-type="boolean">
            <text:p>FALSE</text:p>
          </table:table-cell>
          <table:table-cell table:style-name="ce2" table:formula="of:=MOD([.F51];360)&lt;1" office:value-type="boolean" office:boolean-value="false" calcext:value-type="boolean">
            <text:p>FALSE</text:p>
          </table:table-cell>
          <table:table-cell table:formula="of:=[.E50]+0.8" office:value-type="float" office:value="339.200000000001" calcext:value-type="float">
            <text:p>339.200000000001</text:p>
          </table:table-cell>
          <table:table-cell table:formula="of:=0.8+[.F50]" office:value-type="float" office:value="39.2" calcext:value-type="float">
            <text:p>3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style-name="ce2" table:formula="of:=MOD([.E52];360)&lt;1" office:value-type="boolean" office:boolean-value="false" calcext:value-type="boolean">
            <text:p>FALSE</text:p>
          </table:table-cell>
          <table:table-cell table:style-name="ce2" table:formula="of:=MOD([.F52];360)&lt;1" office:value-type="boolean" office:boolean-value="false" calcext:value-type="boolean">
            <text:p>FALSE</text:p>
          </table:table-cell>
          <table:table-cell table:formula="of:=[.E51]+0.8" office:value-type="float" office:value="340.000000000001" calcext:value-type="float">
            <text:p>340.000000000001</text:p>
          </table:table-cell>
          <table:table-cell table:formula="of:=0.8+[.F5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style-name="ce2" table:formula="of:=MOD([.E53];360)&lt;1" office:value-type="boolean" office:boolean-value="false" calcext:value-type="boolean">
            <text:p>FALSE</text:p>
          </table:table-cell>
          <table:table-cell table:style-name="ce2" table:formula="of:=MOD([.F53];360)&lt;1" office:value-type="boolean" office:boolean-value="false" calcext:value-type="boolean">
            <text:p>FALSE</text:p>
          </table:table-cell>
          <table:table-cell table:formula="of:=[.E52]+0.8" office:value-type="float" office:value="340.800000000001" calcext:value-type="float">
            <text:p>340.800000000001</text:p>
          </table:table-cell>
          <table:table-cell table:formula="of:=0.8+[.F52]" office:value-type="float" office:value="40.8" calcext:value-type="float">
            <text:p>4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style-name="ce2" table:formula="of:=MOD([.E54];360)&lt;1" office:value-type="boolean" office:boolean-value="false" calcext:value-type="boolean">
            <text:p>FALSE</text:p>
          </table:table-cell>
          <table:table-cell table:style-name="ce2" table:formula="of:=MOD([.F54];360)&lt;1" office:value-type="boolean" office:boolean-value="false" calcext:value-type="boolean">
            <text:p>FALSE</text:p>
          </table:table-cell>
          <table:table-cell table:formula="of:=[.E53]+0.8" office:value-type="float" office:value="341.600000000001" calcext:value-type="float">
            <text:p>341.600000000001</text:p>
          </table:table-cell>
          <table:table-cell table:formula="of:=0.8+[.F53]" office:value-type="float" office:value="41.6" calcext:value-type="float">
            <text:p>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style-name="ce2" table:formula="of:=MOD([.E55];360)&lt;1" office:value-type="boolean" office:boolean-value="false" calcext:value-type="boolean">
            <text:p>FALSE</text:p>
          </table:table-cell>
          <table:table-cell table:style-name="ce2" table:formula="of:=MOD([.F55];360)&lt;1" office:value-type="boolean" office:boolean-value="false" calcext:value-type="boolean">
            <text:p>FALSE</text:p>
          </table:table-cell>
          <table:table-cell table:formula="of:=[.E54]+0.8" office:value-type="float" office:value="342.400000000001" calcext:value-type="float">
            <text:p>342.400000000001</text:p>
          </table:table-cell>
          <table:table-cell table:formula="of:=0.8+[.F54]" office:value-type="float" office:value="42.4" calcext:value-type="float">
            <text:p>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style-name="ce2" table:formula="of:=MOD([.E56];360)&lt;1" office:value-type="boolean" office:boolean-value="false" calcext:value-type="boolean">
            <text:p>FALSE</text:p>
          </table:table-cell>
          <table:table-cell table:style-name="ce2" table:formula="of:=MOD([.F56];360)&lt;1" office:value-type="boolean" office:boolean-value="false" calcext:value-type="boolean">
            <text:p>FALSE</text:p>
          </table:table-cell>
          <table:table-cell table:formula="of:=[.E55]+0.8" office:value-type="float" office:value="343.200000000001" calcext:value-type="float">
            <text:p>343.200000000001</text:p>
          </table:table-cell>
          <table:table-cell table:formula="of:=0.8+[.F55]" office:value-type="float" office:value="43.2" calcext:value-type="float">
            <text:p>4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style-name="ce2" table:formula="of:=MOD([.E57];360)&lt;1" office:value-type="boolean" office:boolean-value="false" calcext:value-type="boolean">
            <text:p>FALSE</text:p>
          </table:table-cell>
          <table:table-cell table:style-name="ce2" table:formula="of:=MOD([.F57];360)&lt;1" office:value-type="boolean" office:boolean-value="false" calcext:value-type="boolean">
            <text:p>FALSE</text:p>
          </table:table-cell>
          <table:table-cell table:formula="of:=[.E56]+0.8" office:value-type="float" office:value="344.000000000001" calcext:value-type="float">
            <text:p>344.000000000001</text:p>
          </table:table-cell>
          <table:table-cell table:formula="of:=0.8+[.F56]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style-name="ce2" table:formula="of:=MOD([.E58];360)&lt;1" office:value-type="boolean" office:boolean-value="false" calcext:value-type="boolean">
            <text:p>FALSE</text:p>
          </table:table-cell>
          <table:table-cell table:style-name="ce2" table:formula="of:=MOD([.F58];360)&lt;1" office:value-type="boolean" office:boolean-value="false" calcext:value-type="boolean">
            <text:p>FALSE</text:p>
          </table:table-cell>
          <table:table-cell table:formula="of:=[.E57]+0.8" office:value-type="float" office:value="344.800000000001" calcext:value-type="float">
            <text:p>344.800000000001</text:p>
          </table:table-cell>
          <table:table-cell table:formula="of:=0.8+[.F57]" office:value-type="float" office:value="44.8" calcext:value-type="float">
            <text:p>4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style-name="ce2" table:formula="of:=MOD([.E59];360)&lt;1" office:value-type="boolean" office:boolean-value="false" calcext:value-type="boolean">
            <text:p>FALSE</text:p>
          </table:table-cell>
          <table:table-cell table:style-name="ce2" table:formula="of:=MOD([.F59];360)&lt;1" office:value-type="boolean" office:boolean-value="false" calcext:value-type="boolean">
            <text:p>FALSE</text:p>
          </table:table-cell>
          <table:table-cell table:formula="of:=[.E58]+0.8" office:value-type="float" office:value="345.600000000001" calcext:value-type="float">
            <text:p>345.600000000001</text:p>
          </table:table-cell>
          <table:table-cell table:formula="of:=0.8+[.F58]" office:value-type="float" office:value="45.6" calcext:value-type="float">
            <text:p>4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style-name="ce2" table:formula="of:=MOD([.E60];360)&lt;1" office:value-type="boolean" office:boolean-value="false" calcext:value-type="boolean">
            <text:p>FALSE</text:p>
          </table:table-cell>
          <table:table-cell table:style-name="ce2" table:formula="of:=MOD([.F60];360)&lt;1" office:value-type="boolean" office:boolean-value="false" calcext:value-type="boolean">
            <text:p>FALSE</text:p>
          </table:table-cell>
          <table:table-cell table:formula="of:=[.E59]+0.8" office:value-type="float" office:value="346.400000000001" calcext:value-type="float">
            <text:p>346.400000000001</text:p>
          </table:table-cell>
          <table:table-cell table:formula="of:=0.8+[.F59]" office:value-type="float" office:value="46.4" calcext:value-type="float">
            <text:p>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style-name="ce2" table:formula="of:=MOD([.E61];360)&lt;1" office:value-type="boolean" office:boolean-value="false" calcext:value-type="boolean">
            <text:p>FALSE</text:p>
          </table:table-cell>
          <table:table-cell table:style-name="ce2" table:formula="of:=MOD([.F61];360)&lt;1" office:value-type="boolean" office:boolean-value="false" calcext:value-type="boolean">
            <text:p>FALSE</text:p>
          </table:table-cell>
          <table:table-cell table:formula="of:=[.E60]+0.8" office:value-type="float" office:value="347.200000000001" calcext:value-type="float">
            <text:p>347.200000000001</text:p>
          </table:table-cell>
          <table:table-cell table:formula="of:=0.8+[.F60]" office:value-type="float" office:value="47.2" calcext:value-type="float">
            <text:p>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style-name="ce2" table:formula="of:=MOD([.E62];360)&lt;1" office:value-type="boolean" office:boolean-value="false" calcext:value-type="boolean">
            <text:p>FALSE</text:p>
          </table:table-cell>
          <table:table-cell table:style-name="ce2" table:formula="of:=MOD([.F62];360)&lt;1" office:value-type="boolean" office:boolean-value="false" calcext:value-type="boolean">
            <text:p>FALSE</text:p>
          </table:table-cell>
          <table:table-cell table:formula="of:=[.E61]+0.8" office:value-type="float" office:value="348.000000000001" calcext:value-type="float">
            <text:p>348.000000000001</text:p>
          </table:table-cell>
          <table:table-cell table:formula="of:=0.8+[.F61]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style-name="ce2" table:formula="of:=MOD([.E63];360)&lt;1" office:value-type="boolean" office:boolean-value="false" calcext:value-type="boolean">
            <text:p>FALSE</text:p>
          </table:table-cell>
          <table:table-cell table:style-name="ce2" table:formula="of:=MOD([.F63];360)&lt;1" office:value-type="boolean" office:boolean-value="false" calcext:value-type="boolean">
            <text:p>FALSE</text:p>
          </table:table-cell>
          <table:table-cell table:formula="of:=[.E62]+0.8" office:value-type="float" office:value="348.800000000001" calcext:value-type="float">
            <text:p>348.800000000001</text:p>
          </table:table-cell>
          <table:table-cell table:formula="of:=0.8+[.F62]" office:value-type="float" office:value="48.8" calcext:value-type="float">
            <text:p>4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style-name="ce2" table:formula="of:=MOD([.E64];360)&lt;1" office:value-type="boolean" office:boolean-value="false" calcext:value-type="boolean">
            <text:p>FALSE</text:p>
          </table:table-cell>
          <table:table-cell table:style-name="ce2" table:formula="of:=MOD([.F64];360)&lt;1" office:value-type="boolean" office:boolean-value="false" calcext:value-type="boolean">
            <text:p>FALSE</text:p>
          </table:table-cell>
          <table:table-cell table:formula="of:=[.E63]+0.8" office:value-type="float" office:value="349.600000000001" calcext:value-type="float">
            <text:p>349.600000000001</text:p>
          </table:table-cell>
          <table:table-cell table:formula="of:=0.8+[.F63]" office:value-type="float" office:value="49.6" calcext:value-type="float">
            <text:p>4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style-name="ce2" table:formula="of:=MOD([.E65];360)&lt;1" office:value-type="boolean" office:boolean-value="false" calcext:value-type="boolean">
            <text:p>FALSE</text:p>
          </table:table-cell>
          <table:table-cell table:style-name="ce2" table:formula="of:=MOD([.F65];360)&lt;1" office:value-type="boolean" office:boolean-value="false" calcext:value-type="boolean">
            <text:p>FALSE</text:p>
          </table:table-cell>
          <table:table-cell table:formula="of:=[.E64]+0.8" office:value-type="float" office:value="350.400000000001" calcext:value-type="float">
            <text:p>350.400000000001</text:p>
          </table:table-cell>
          <table:table-cell table:formula="of:=0.8+[.F64]" office:value-type="float" office:value="50.4" calcext:value-type="float">
            <text:p>5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style-name="ce2" table:formula="of:=MOD([.E66];360)&lt;1" office:value-type="boolean" office:boolean-value="false" calcext:value-type="boolean">
            <text:p>FALSE</text:p>
          </table:table-cell>
          <table:table-cell table:style-name="ce2" table:formula="of:=MOD([.F66];360)&lt;1" office:value-type="boolean" office:boolean-value="false" calcext:value-type="boolean">
            <text:p>FALSE</text:p>
          </table:table-cell>
          <table:table-cell table:formula="of:=[.E65]+0.8" office:value-type="float" office:value="351.200000000001" calcext:value-type="float">
            <text:p>351.200000000001</text:p>
          </table:table-cell>
          <table:table-cell table:formula="of:=0.8+[.F65]" office:value-type="float" office:value="51.2" calcext:value-type="float">
            <text:p>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style-name="ce2" table:formula="of:=MOD([.E67];360)&lt;1" office:value-type="boolean" office:boolean-value="false" calcext:value-type="boolean">
            <text:p>FALSE</text:p>
          </table:table-cell>
          <table:table-cell table:style-name="ce2" table:formula="of:=MOD([.F67];360)&lt;1" office:value-type="boolean" office:boolean-value="false" calcext:value-type="boolean">
            <text:p>FALSE</text:p>
          </table:table-cell>
          <table:table-cell table:formula="of:=[.E66]+0.8" office:value-type="float" office:value="352.000000000001" calcext:value-type="float">
            <text:p>352.000000000001</text:p>
          </table:table-cell>
          <table:table-cell table:formula="of:=0.8+[.F66]" office:value-type="float" office:value="51.9999999999999" calcext:value-type="float">
            <text:p>51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style-name="ce2" table:formula="of:=MOD([.E68];360)&lt;1" office:value-type="boolean" office:boolean-value="false" calcext:value-type="boolean">
            <text:p>FALSE</text:p>
          </table:table-cell>
          <table:table-cell table:style-name="ce2" table:formula="of:=MOD([.F68];360)&lt;1" office:value-type="boolean" office:boolean-value="false" calcext:value-type="boolean">
            <text:p>FALSE</text:p>
          </table:table-cell>
          <table:table-cell table:formula="of:=[.E67]+0.8" office:value-type="float" office:value="352.800000000001" calcext:value-type="float">
            <text:p>352.800000000001</text:p>
          </table:table-cell>
          <table:table-cell table:formula="of:=0.8+[.F67]" office:value-type="float" office:value="52.7999999999999" calcext:value-type="float">
            <text:p>52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style-name="ce2" table:formula="of:=MOD([.E69];360)&lt;1" office:value-type="boolean" office:boolean-value="false" calcext:value-type="boolean">
            <text:p>FALSE</text:p>
          </table:table-cell>
          <table:table-cell table:style-name="ce2" table:formula="of:=MOD([.F69];360)&lt;1" office:value-type="boolean" office:boolean-value="false" calcext:value-type="boolean">
            <text:p>FALSE</text:p>
          </table:table-cell>
          <table:table-cell table:formula="of:=[.E68]+0.8" office:value-type="float" office:value="353.600000000001" calcext:value-type="float">
            <text:p>353.600000000001</text:p>
          </table:table-cell>
          <table:table-cell table:formula="of:=0.8+[.F68]" office:value-type="float" office:value="53.5999999999999" calcext:value-type="float">
            <text:p>53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style-name="ce2" table:formula="of:=MOD([.E70];360)&lt;1" office:value-type="boolean" office:boolean-value="false" calcext:value-type="boolean">
            <text:p>FALSE</text:p>
          </table:table-cell>
          <table:table-cell table:style-name="ce2" table:formula="of:=MOD([.F70];360)&lt;1" office:value-type="boolean" office:boolean-value="false" calcext:value-type="boolean">
            <text:p>FALSE</text:p>
          </table:table-cell>
          <table:table-cell table:formula="of:=[.E69]+0.8" office:value-type="float" office:value="354.400000000001" calcext:value-type="float">
            <text:p>354.400000000001</text:p>
          </table:table-cell>
          <table:table-cell table:formula="of:=0.8+[.F69]" office:value-type="float" office:value="54.3999999999999" calcext:value-type="float">
            <text:p>54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style-name="ce2" table:formula="of:=MOD([.E71];360)&lt;1" office:value-type="boolean" office:boolean-value="false" calcext:value-type="boolean">
            <text:p>FALSE</text:p>
          </table:table-cell>
          <table:table-cell table:style-name="ce2" table:formula="of:=MOD([.F71];360)&lt;1" office:value-type="boolean" office:boolean-value="false" calcext:value-type="boolean">
            <text:p>FALSE</text:p>
          </table:table-cell>
          <table:table-cell table:formula="of:=[.E70]+0.8" office:value-type="float" office:value="355.200000000001" calcext:value-type="float">
            <text:p>355.200000000001</text:p>
          </table:table-cell>
          <table:table-cell table:formula="of:=0.8+[.F70]" office:value-type="float" office:value="55.1999999999999" calcext:value-type="float">
            <text:p>55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style-name="ce2" table:formula="of:=MOD([.E72];360)&lt;1" office:value-type="boolean" office:boolean-value="false" calcext:value-type="boolean">
            <text:p>FALSE</text:p>
          </table:table-cell>
          <table:table-cell table:style-name="ce2" table:formula="of:=MOD([.F72];360)&lt;1" office:value-type="boolean" office:boolean-value="false" calcext:value-type="boolean">
            <text:p>FALSE</text:p>
          </table:table-cell>
          <table:table-cell table:formula="of:=[.E71]+0.8" office:value-type="float" office:value="356.000000000001" calcext:value-type="float">
            <text:p>356.000000000001</text:p>
          </table:table-cell>
          <table:table-cell table:formula="of:=0.8+[.F71]" office:value-type="float" office:value="55.9999999999999" calcext:value-type="float">
            <text:p>55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style-name="ce2" table:formula="of:=MOD([.E73];360)&lt;1" office:value-type="boolean" office:boolean-value="false" calcext:value-type="boolean">
            <text:p>FALSE</text:p>
          </table:table-cell>
          <table:table-cell table:style-name="ce2" table:formula="of:=MOD([.F73];360)&lt;1" office:value-type="boolean" office:boolean-value="false" calcext:value-type="boolean">
            <text:p>FALSE</text:p>
          </table:table-cell>
          <table:table-cell table:formula="of:=[.E72]+0.8" office:value-type="float" office:value="356.800000000001" calcext:value-type="float">
            <text:p>356.800000000001</text:p>
          </table:table-cell>
          <table:table-cell table:formula="of:=0.8+[.F72]" office:value-type="float" office:value="56.7999999999999" calcext:value-type="float">
            <text:p>56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style-name="ce2" table:formula="of:=MOD([.E74];360)&lt;1" office:value-type="boolean" office:boolean-value="false" calcext:value-type="boolean">
            <text:p>FALSE</text:p>
          </table:table-cell>
          <table:table-cell table:style-name="ce2" table:formula="of:=MOD([.F74];360)&lt;1" office:value-type="boolean" office:boolean-value="false" calcext:value-type="boolean">
            <text:p>FALSE</text:p>
          </table:table-cell>
          <table:table-cell table:formula="of:=[.E73]+0.8" office:value-type="float" office:value="357.600000000001" calcext:value-type="float">
            <text:p>357.600000000001</text:p>
          </table:table-cell>
          <table:table-cell table:formula="of:=0.8+[.F73]" office:value-type="float" office:value="57.5999999999999" calcext:value-type="float">
            <text:p>57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style-name="ce2" table:formula="of:=MOD([.E75];360)&lt;1" office:value-type="boolean" office:boolean-value="false" calcext:value-type="boolean">
            <text:p>FALSE</text:p>
          </table:table-cell>
          <table:table-cell table:style-name="ce2" table:formula="of:=MOD([.F75];360)&lt;1" office:value-type="boolean" office:boolean-value="false" calcext:value-type="boolean">
            <text:p>FALSE</text:p>
          </table:table-cell>
          <table:table-cell table:formula="of:=[.E74]+0.8" office:value-type="float" office:value="358.400000000001" calcext:value-type="float">
            <text:p>358.400000000001</text:p>
          </table:table-cell>
          <table:table-cell table:formula="of:=0.8+[.F74]" office:value-type="float" office:value="58.3999999999999" calcext:value-type="float">
            <text:p>58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style-name="ce2" table:formula="of:=MOD([.E76];360)&lt;1" office:value-type="boolean" office:boolean-value="false" calcext:value-type="boolean">
            <text:p>FALSE</text:p>
          </table:table-cell>
          <table:table-cell table:style-name="ce2" table:formula="of:=MOD([.F76];360)&lt;1" office:value-type="boolean" office:boolean-value="false" calcext:value-type="boolean">
            <text:p>FALSE</text:p>
          </table:table-cell>
          <table:table-cell table:formula="of:=[.E75]+0.8" office:value-type="float" office:value="359.200000000001" calcext:value-type="float">
            <text:p>359.200000000001</text:p>
          </table:table-cell>
          <table:table-cell table:formula="of:=0.8+[.F75]" office:value-type="float" office:value="59.1999999999999" calcext:value-type="float">
            <text:p>59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style-name="ce2" table:formula="of:=MOD([.E77];360)&lt;1" office:value-type="boolean" office:boolean-value="true" calcext:value-type="boolean">
            <text:p>TRUE</text:p>
          </table:table-cell>
          <table:table-cell table:style-name="ce2" table:formula="of:=MOD([.F77];360)&lt;1" office:value-type="boolean" office:boolean-value="false" calcext:value-type="boolean">
            <text:p>FALSE</text:p>
          </table:table-cell>
          <table:table-cell office:value-type="float" office:value="360" calcext:value-type="float">
            <text:p>360</text:p>
          </table:table-cell>
          <table:table-cell table:formula="of:=0.8+[.F76]" office:value-type="float" office:value="59.9999999999999" calcext:value-type="float">
            <text:p>59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style-name="ce2" table:formula="of:=MOD([.E78];360)&lt;1" office:value-type="boolean" office:boolean-value="true" calcext:value-type="boolean">
            <text:p>TRUE</text:p>
          </table:table-cell>
          <table:table-cell table:style-name="ce2" table:formula="of:=MOD([.F78];360)&lt;1" office:value-type="boolean" office:boolean-value="false" calcext:value-type="boolean">
            <text:p>FALSE</text:p>
          </table:table-cell>
          <table:table-cell table:formula="of:=[.E77]+0.8" office:value-type="float" office:value="360.8" calcext:value-type="float">
            <text:p>360.8</text:p>
          </table:table-cell>
          <table:table-cell table:formula="of:=0.8+[.F77]" office:value-type="float" office:value="60.7999999999999" calcext:value-type="float">
            <text:p>60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style-name="ce2" table:formula="of:=MOD([.E79];360)&lt;1" office:value-type="boolean" office:boolean-value="false" calcext:value-type="boolean">
            <text:p>FALSE</text:p>
          </table:table-cell>
          <table:table-cell table:style-name="ce2" table:formula="of:=MOD([.F79];360)&lt;1" office:value-type="boolean" office:boolean-value="false" calcext:value-type="boolean">
            <text:p>FALSE</text:p>
          </table:table-cell>
          <table:table-cell table:formula="of:=[.E78]+0.8" office:value-type="float" office:value="361.6" calcext:value-type="float">
            <text:p>361.6</text:p>
          </table:table-cell>
          <table:table-cell table:formula="of:=0.8+[.F78]" office:value-type="float" office:value="61.5999999999999" calcext:value-type="float">
            <text:p>61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style-name="ce2" table:formula="of:=MOD([.E80];360)&lt;1" office:value-type="boolean" office:boolean-value="false" calcext:value-type="boolean">
            <text:p>FALSE</text:p>
          </table:table-cell>
          <table:table-cell table:style-name="ce2" table:formula="of:=MOD([.F80];360)&lt;1" office:value-type="boolean" office:boolean-value="false" calcext:value-type="boolean">
            <text:p>FALSE</text:p>
          </table:table-cell>
          <table:table-cell table:formula="of:=[.E79]+0.8" office:value-type="float" office:value="362.4" calcext:value-type="float">
            <text:p>362.4</text:p>
          </table:table-cell>
          <table:table-cell table:formula="of:=0.8+[.F79]" office:value-type="float" office:value="62.3999999999999" calcext:value-type="float">
            <text:p>62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style-name="ce2" table:formula="of:=MOD([.E81];360)&lt;1" office:value-type="boolean" office:boolean-value="false" calcext:value-type="boolean">
            <text:p>FALSE</text:p>
          </table:table-cell>
          <table:table-cell table:style-name="ce2" table:formula="of:=MOD([.F81];360)&lt;1" office:value-type="boolean" office:boolean-value="false" calcext:value-type="boolean">
            <text:p>FALSE</text:p>
          </table:table-cell>
          <table:table-cell table:formula="of:=[.E80]+0.8" office:value-type="float" office:value="363.2" calcext:value-type="float">
            <text:p>363.2</text:p>
          </table:table-cell>
          <table:table-cell table:formula="of:=0.8+[.F80]" office:value-type="float" office:value="63.1999999999999" calcext:value-type="float">
            <text:p>63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style-name="ce2" table:formula="of:=MOD([.E82];360)&lt;1" office:value-type="boolean" office:boolean-value="false" calcext:value-type="boolean">
            <text:p>FALSE</text:p>
          </table:table-cell>
          <table:table-cell table:style-name="ce2" table:formula="of:=MOD([.F82];360)&lt;1" office:value-type="boolean" office:boolean-value="false" calcext:value-type="boolean">
            <text:p>FALSE</text:p>
          </table:table-cell>
          <table:table-cell table:formula="of:=[.E81]+0.8" office:value-type="float" office:value="364" calcext:value-type="float">
            <text:p>364</text:p>
          </table:table-cell>
          <table:table-cell table:formula="of:=0.8+[.F81]" office:value-type="float" office:value="63.9999999999999" calcext:value-type="float">
            <text:p>63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style-name="ce2" table:formula="of:=MOD([.E83];360)&lt;1" office:value-type="boolean" office:boolean-value="false" calcext:value-type="boolean">
            <text:p>FALSE</text:p>
          </table:table-cell>
          <table:table-cell table:style-name="ce2" table:formula="of:=MOD([.F83];360)&lt;1" office:value-type="boolean" office:boolean-value="false" calcext:value-type="boolean">
            <text:p>FALSE</text:p>
          </table:table-cell>
          <table:table-cell table:formula="of:=[.E82]+0.8" office:value-type="float" office:value="364.8" calcext:value-type="float">
            <text:p>364.8</text:p>
          </table:table-cell>
          <table:table-cell table:formula="of:=0.8+[.F82]" office:value-type="float" office:value="64.7999999999999" calcext:value-type="float">
            <text:p>64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style-name="ce2" table:formula="of:=MOD([.E84];360)&lt;1" office:value-type="boolean" office:boolean-value="false" calcext:value-type="boolean">
            <text:p>FALSE</text:p>
          </table:table-cell>
          <table:table-cell table:style-name="ce2" table:formula="of:=MOD([.F84];360)&lt;1" office:value-type="boolean" office:boolean-value="false" calcext:value-type="boolean">
            <text:p>FALSE</text:p>
          </table:table-cell>
          <table:table-cell table:formula="of:=[.E83]+0.8" office:value-type="float" office:value="365.6" calcext:value-type="float">
            <text:p>365.6</text:p>
          </table:table-cell>
          <table:table-cell table:formula="of:=0.8+[.F83]" office:value-type="float" office:value="65.5999999999999" calcext:value-type="float">
            <text:p>65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style-name="ce2" table:formula="of:=MOD([.E85];360)&lt;1" office:value-type="boolean" office:boolean-value="false" calcext:value-type="boolean">
            <text:p>FALSE</text:p>
          </table:table-cell>
          <table:table-cell table:style-name="ce2" table:formula="of:=MOD([.F85];360)&lt;1" office:value-type="boolean" office:boolean-value="false" calcext:value-type="boolean">
            <text:p>FALSE</text:p>
          </table:table-cell>
          <table:table-cell table:formula="of:=[.E84]+0.8" office:value-type="float" office:value="366.4" calcext:value-type="float">
            <text:p>366.4</text:p>
          </table:table-cell>
          <table:table-cell table:formula="of:=0.8+[.F84]" office:value-type="float" office:value="66.3999999999999" calcext:value-type="float">
            <text:p>66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style-name="ce2" table:formula="of:=MOD([.E86];360)&lt;1" office:value-type="boolean" office:boolean-value="false" calcext:value-type="boolean">
            <text:p>FALSE</text:p>
          </table:table-cell>
          <table:table-cell table:style-name="ce2" table:formula="of:=MOD([.F86];360)&lt;1" office:value-type="boolean" office:boolean-value="false" calcext:value-type="boolean">
            <text:p>FALSE</text:p>
          </table:table-cell>
          <table:table-cell table:formula="of:=[.E85]+0.8" office:value-type="float" office:value="367.2" calcext:value-type="float">
            <text:p>367.2</text:p>
          </table:table-cell>
          <table:table-cell table:formula="of:=0.8+[.F85]" office:value-type="float" office:value="67.1999999999999" calcext:value-type="float">
            <text:p>67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style-name="ce2" table:formula="of:=MOD([.E87];360)&lt;1" office:value-type="boolean" office:boolean-value="false" calcext:value-type="boolean">
            <text:p>FALSE</text:p>
          </table:table-cell>
          <table:table-cell table:style-name="ce2" table:formula="of:=MOD([.F87];360)&lt;1" office:value-type="boolean" office:boolean-value="false" calcext:value-type="boolean">
            <text:p>FALSE</text:p>
          </table:table-cell>
          <table:table-cell table:formula="of:=[.E86]+0.8" office:value-type="float" office:value="368" calcext:value-type="float">
            <text:p>368</text:p>
          </table:table-cell>
          <table:table-cell table:formula="of:=0.8+[.F86]" office:value-type="float" office:value="67.9999999999999" calcext:value-type="float">
            <text:p>67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style-name="ce2" table:formula="of:=MOD([.E88];360)&lt;1" office:value-type="boolean" office:boolean-value="false" calcext:value-type="boolean">
            <text:p>FALSE</text:p>
          </table:table-cell>
          <table:table-cell table:style-name="ce2" table:formula="of:=MOD([.F88];360)&lt;1" office:value-type="boolean" office:boolean-value="false" calcext:value-type="boolean">
            <text:p>FALSE</text:p>
          </table:table-cell>
          <table:table-cell table:formula="of:=[.E87]+0.8" office:value-type="float" office:value="368.8" calcext:value-type="float">
            <text:p>368.8</text:p>
          </table:table-cell>
          <table:table-cell table:formula="of:=0.8+[.F87]" office:value-type="float" office:value="68.7999999999999" calcext:value-type="float">
            <text:p>68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style-name="ce2" table:formula="of:=MOD([.E89];360)&lt;1" office:value-type="boolean" office:boolean-value="false" calcext:value-type="boolean">
            <text:p>FALSE</text:p>
          </table:table-cell>
          <table:table-cell table:style-name="ce2" table:formula="of:=MOD([.F89];360)&lt;1" office:value-type="boolean" office:boolean-value="false" calcext:value-type="boolean">
            <text:p>FALSE</text:p>
          </table:table-cell>
          <table:table-cell table:formula="of:=[.E88]+0.8" office:value-type="float" office:value="369.6" calcext:value-type="float">
            <text:p>369.6</text:p>
          </table:table-cell>
          <table:table-cell table:formula="of:=0.8+[.F88]" office:value-type="float" office:value="69.5999999999999" calcext:value-type="float">
            <text:p>69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style-name="ce2" table:formula="of:=MOD([.E90];360)&lt;1" office:value-type="boolean" office:boolean-value="false" calcext:value-type="boolean">
            <text:p>FALSE</text:p>
          </table:table-cell>
          <table:table-cell table:style-name="ce2" table:formula="of:=MOD([.F90];360)&lt;1" office:value-type="boolean" office:boolean-value="false" calcext:value-type="boolean">
            <text:p>FALSE</text:p>
          </table:table-cell>
          <table:table-cell table:formula="of:=[.E89]+0.8" office:value-type="float" office:value="370.4" calcext:value-type="float">
            <text:p>370.4</text:p>
          </table:table-cell>
          <table:table-cell table:formula="of:=0.8+[.F89]" office:value-type="float" office:value="70.3999999999999" calcext:value-type="float">
            <text:p>70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style-name="ce2" table:formula="of:=MOD([.E91];360)&lt;1" office:value-type="boolean" office:boolean-value="false" calcext:value-type="boolean">
            <text:p>FALSE</text:p>
          </table:table-cell>
          <table:table-cell table:style-name="ce2" table:formula="of:=MOD([.F91];360)&lt;1" office:value-type="boolean" office:boolean-value="false" calcext:value-type="boolean">
            <text:p>FALSE</text:p>
          </table:table-cell>
          <table:table-cell table:formula="of:=[.E90]+0.8" office:value-type="float" office:value="371.2" calcext:value-type="float">
            <text:p>371.2</text:p>
          </table:table-cell>
          <table:table-cell table:formula="of:=0.8+[.F90]" office:value-type="float" office:value="71.1999999999999" calcext:value-type="float">
            <text:p>71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style-name="ce2" table:formula="of:=MOD([.E92];360)&lt;1" office:value-type="boolean" office:boolean-value="false" calcext:value-type="boolean">
            <text:p>FALSE</text:p>
          </table:table-cell>
          <table:table-cell table:style-name="ce2" table:formula="of:=MOD([.F92];360)&lt;1" office:value-type="boolean" office:boolean-value="false" calcext:value-type="boolean">
            <text:p>FALSE</text:p>
          </table:table-cell>
          <table:table-cell table:formula="of:=[.E91]+0.8" office:value-type="float" office:value="372" calcext:value-type="float">
            <text:p>372</text:p>
          </table:table-cell>
          <table:table-cell table:formula="of:=0.8+[.F91]" office:value-type="float" office:value="71.9999999999999" calcext:value-type="float">
            <text:p>71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style-name="ce2" table:formula="of:=MOD([.E93];360)&lt;1" office:value-type="boolean" office:boolean-value="false" calcext:value-type="boolean">
            <text:p>FALSE</text:p>
          </table:table-cell>
          <table:table-cell table:style-name="ce2" table:formula="of:=MOD([.F93];360)&lt;1" office:value-type="boolean" office:boolean-value="false" calcext:value-type="boolean">
            <text:p>FALSE</text:p>
          </table:table-cell>
          <table:table-cell table:formula="of:=[.E92]+0.8" office:value-type="float" office:value="372.8" calcext:value-type="float">
            <text:p>372.8</text:p>
          </table:table-cell>
          <table:table-cell table:formula="of:=0.8+[.F92]" office:value-type="float" office:value="72.7999999999999" calcext:value-type="float">
            <text:p>72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style-name="ce2" table:formula="of:=MOD([.E94];360)&lt;1" office:value-type="boolean" office:boolean-value="false" calcext:value-type="boolean">
            <text:p>FALSE</text:p>
          </table:table-cell>
          <table:table-cell table:style-name="ce2" table:formula="of:=MOD([.F94];360)&lt;1" office:value-type="boolean" office:boolean-value="false" calcext:value-type="boolean">
            <text:p>FALSE</text:p>
          </table:table-cell>
          <table:table-cell table:formula="of:=[.E93]+0.8" office:value-type="float" office:value="373.6" calcext:value-type="float">
            <text:p>373.6</text:p>
          </table:table-cell>
          <table:table-cell table:formula="of:=0.8+[.F93]" office:value-type="float" office:value="73.5999999999999" calcext:value-type="float">
            <text:p>73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style-name="ce2" table:formula="of:=MOD([.E95];360)&lt;1" office:value-type="boolean" office:boolean-value="false" calcext:value-type="boolean">
            <text:p>FALSE</text:p>
          </table:table-cell>
          <table:table-cell table:style-name="ce2" table:formula="of:=MOD([.F95];360)&lt;1" office:value-type="boolean" office:boolean-value="false" calcext:value-type="boolean">
            <text:p>FALSE</text:p>
          </table:table-cell>
          <table:table-cell table:formula="of:=[.E94]+0.8" office:value-type="float" office:value="374.4" calcext:value-type="float">
            <text:p>374.4</text:p>
          </table:table-cell>
          <table:table-cell table:formula="of:=0.8+[.F94]" office:value-type="float" office:value="74.3999999999999" calcext:value-type="float">
            <text:p>74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style-name="ce2" table:formula="of:=MOD([.E96];360)&lt;1" office:value-type="boolean" office:boolean-value="false" calcext:value-type="boolean">
            <text:p>FALSE</text:p>
          </table:table-cell>
          <table:table-cell table:style-name="ce2" table:formula="of:=MOD([.F96];360)&lt;1" office:value-type="boolean" office:boolean-value="false" calcext:value-type="boolean">
            <text:p>FALSE</text:p>
          </table:table-cell>
          <table:table-cell table:formula="of:=[.E95]+0.8" office:value-type="float" office:value="375.2" calcext:value-type="float">
            <text:p>375.2</text:p>
          </table:table-cell>
          <table:table-cell table:formula="of:=0.8+[.F95]" office:value-type="float" office:value="75.1999999999999" calcext:value-type="float">
            <text:p>75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style-name="ce2" table:formula="of:=MOD([.E97];360)&lt;1" office:value-type="boolean" office:boolean-value="false" calcext:value-type="boolean">
            <text:p>FALSE</text:p>
          </table:table-cell>
          <table:table-cell table:style-name="ce2" table:formula="of:=MOD([.F97];360)&lt;1" office:value-type="boolean" office:boolean-value="false" calcext:value-type="boolean">
            <text:p>FALSE</text:p>
          </table:table-cell>
          <table:table-cell table:formula="of:=[.E96]+0.8" office:value-type="float" office:value="376" calcext:value-type="float">
            <text:p>376</text:p>
          </table:table-cell>
          <table:table-cell table:formula="of:=0.8+[.F96]" office:value-type="float" office:value="75.9999999999999" calcext:value-type="float">
            <text:p>75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style-name="ce2" table:formula="of:=MOD([.E98];360)&lt;1" office:value-type="boolean" office:boolean-value="false" calcext:value-type="boolean">
            <text:p>FALSE</text:p>
          </table:table-cell>
          <table:table-cell table:style-name="ce2" table:formula="of:=MOD([.F98];360)&lt;1" office:value-type="boolean" office:boolean-value="false" calcext:value-type="boolean">
            <text:p>FALSE</text:p>
          </table:table-cell>
          <table:table-cell table:formula="of:=[.E97]+0.8" office:value-type="float" office:value="376.8" calcext:value-type="float">
            <text:p>376.8</text:p>
          </table:table-cell>
          <table:table-cell table:formula="of:=0.8+[.F97]" office:value-type="float" office:value="76.7999999999999" calcext:value-type="float">
            <text:p>76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style-name="ce2" table:formula="of:=MOD([.E99];360)&lt;1" office:value-type="boolean" office:boolean-value="false" calcext:value-type="boolean">
            <text:p>FALSE</text:p>
          </table:table-cell>
          <table:table-cell table:style-name="ce2" table:formula="of:=MOD([.F99];360)&lt;1" office:value-type="boolean" office:boolean-value="false" calcext:value-type="boolean">
            <text:p>FALSE</text:p>
          </table:table-cell>
          <table:table-cell table:formula="of:=[.E98]+0.8" office:value-type="float" office:value="377.6" calcext:value-type="float">
            <text:p>377.6</text:p>
          </table:table-cell>
          <table:table-cell table:formula="of:=0.8+[.F98]" office:value-type="float" office:value="77.5999999999999" calcext:value-type="float">
            <text:p>77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style-name="ce2" table:formula="of:=MOD([.E100];360)&lt;1" office:value-type="boolean" office:boolean-value="false" calcext:value-type="boolean">
            <text:p>FALSE</text:p>
          </table:table-cell>
          <table:table-cell table:style-name="ce2" table:formula="of:=MOD([.F100];360)&lt;1" office:value-type="boolean" office:boolean-value="false" calcext:value-type="boolean">
            <text:p>FALSE</text:p>
          </table:table-cell>
          <table:table-cell table:formula="of:=[.E99]+0.8" office:value-type="float" office:value="378.4" calcext:value-type="float">
            <text:p>378.4</text:p>
          </table:table-cell>
          <table:table-cell table:formula="of:=0.8+[.F99]" office:value-type="float" office:value="78.3999999999999" calcext:value-type="float">
            <text:p>78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style-name="ce2" table:formula="of:=MOD([.E101];360)&lt;1" office:value-type="boolean" office:boolean-value="false" calcext:value-type="boolean">
            <text:p>FALSE</text:p>
          </table:table-cell>
          <table:table-cell table:style-name="ce2" table:formula="of:=MOD([.F101];360)&lt;1" office:value-type="boolean" office:boolean-value="false" calcext:value-type="boolean">
            <text:p>FALSE</text:p>
          </table:table-cell>
          <table:table-cell table:formula="of:=[.E100]+0.8" office:value-type="float" office:value="379.2" calcext:value-type="float">
            <text:p>379.2</text:p>
          </table:table-cell>
          <table:table-cell table:formula="of:=0.8+[.F100]" office:value-type="float" office:value="79.1999999999999" calcext:value-type="float">
            <text:p>79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table:formula="of:=MOD([.E102];360)&lt;1" office:value-type="boolean" office:boolean-value="false" calcext:value-type="boolean">
            <text:p>FALSE</text:p>
          </table:table-cell>
          <table:table-cell table:style-name="ce2" table:formula="of:=MOD([.F102];360)&lt;1" office:value-type="boolean" office:boolean-value="false" calcext:value-type="boolean">
            <text:p>FALSE</text:p>
          </table:table-cell>
          <table:table-cell table:formula="of:=[.E101]+0.8" office:value-type="float" office:value="380" calcext:value-type="float">
            <text:p>380</text:p>
          </table:table-cell>
          <table:table-cell table:formula="of:=0.8+[.F101]" office:value-type="float" office:value="79.9999999999998" calcext:value-type="float">
            <text:p>79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style-name="ce2" table:formula="of:=MOD([.E103];360)&lt;1" office:value-type="boolean" office:boolean-value="false" calcext:value-type="boolean">
            <text:p>FALSE</text:p>
          </table:table-cell>
          <table:table-cell table:style-name="ce2" table:formula="of:=MOD([.F103];360)&lt;1" office:value-type="boolean" office:boolean-value="false" calcext:value-type="boolean">
            <text:p>FALSE</text:p>
          </table:table-cell>
          <table:table-cell table:formula="of:=[.E102]+0.8" office:value-type="float" office:value="380.8" calcext:value-type="float">
            <text:p>380.8</text:p>
          </table:table-cell>
          <table:table-cell table:formula="of:=0.8+[.F102]" office:value-type="float" office:value="80.7999999999998" calcext:value-type="float">
            <text:p>80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style-name="ce2" table:formula="of:=MOD([.E104];360)&lt;1" office:value-type="boolean" office:boolean-value="false" calcext:value-type="boolean">
            <text:p>FALSE</text:p>
          </table:table-cell>
          <table:table-cell table:style-name="ce2" table:formula="of:=MOD([.F104];360)&lt;1" office:value-type="boolean" office:boolean-value="false" calcext:value-type="boolean">
            <text:p>FALSE</text:p>
          </table:table-cell>
          <table:table-cell table:formula="of:=[.E103]+0.8" office:value-type="float" office:value="381.6" calcext:value-type="float">
            <text:p>381.6</text:p>
          </table:table-cell>
          <table:table-cell table:formula="of:=0.8+[.F103]" office:value-type="float" office:value="81.5999999999998" calcext:value-type="float">
            <text:p>81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style-name="ce2" table:formula="of:=MOD([.E105];360)&lt;1" office:value-type="boolean" office:boolean-value="false" calcext:value-type="boolean">
            <text:p>FALSE</text:p>
          </table:table-cell>
          <table:table-cell table:style-name="ce2" table:formula="of:=MOD([.F105];360)&lt;1" office:value-type="boolean" office:boolean-value="false" calcext:value-type="boolean">
            <text:p>FALSE</text:p>
          </table:table-cell>
          <table:table-cell table:formula="of:=[.E104]+0.8" office:value-type="float" office:value="382.4" calcext:value-type="float">
            <text:p>382.4</text:p>
          </table:table-cell>
          <table:table-cell table:formula="of:=0.8+[.F104]" office:value-type="float" office:value="82.3999999999998" calcext:value-type="float">
            <text:p>82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style-name="ce2" table:formula="of:=MOD([.E106];360)&lt;1" office:value-type="boolean" office:boolean-value="false" calcext:value-type="boolean">
            <text:p>FALSE</text:p>
          </table:table-cell>
          <table:table-cell table:style-name="ce2" table:formula="of:=MOD([.F106];360)&lt;1" office:value-type="boolean" office:boolean-value="false" calcext:value-type="boolean">
            <text:p>FALSE</text:p>
          </table:table-cell>
          <table:table-cell table:formula="of:=[.E105]+0.8" office:value-type="float" office:value="383.2" calcext:value-type="float">
            <text:p>383.2</text:p>
          </table:table-cell>
          <table:table-cell table:formula="of:=0.8+[.F105]" office:value-type="float" office:value="83.1999999999998" calcext:value-type="float">
            <text:p>83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style-name="ce2" table:formula="of:=MOD([.E107];360)&lt;1" office:value-type="boolean" office:boolean-value="false" calcext:value-type="boolean">
            <text:p>FALSE</text:p>
          </table:table-cell>
          <table:table-cell table:style-name="ce2" table:formula="of:=MOD([.F107];360)&lt;1" office:value-type="boolean" office:boolean-value="false" calcext:value-type="boolean">
            <text:p>FALSE</text:p>
          </table:table-cell>
          <table:table-cell table:formula="of:=[.E106]+0.8" office:value-type="float" office:value="384" calcext:value-type="float">
            <text:p>384</text:p>
          </table:table-cell>
          <table:table-cell table:formula="of:=0.8+[.F106]" office:value-type="float" office:value="83.9999999999998" calcext:value-type="float">
            <text:p>83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style-name="ce2" table:formula="of:=MOD([.E108];360)&lt;1" office:value-type="boolean" office:boolean-value="false" calcext:value-type="boolean">
            <text:p>FALSE</text:p>
          </table:table-cell>
          <table:table-cell table:style-name="ce2" table:formula="of:=MOD([.F108];360)&lt;1" office:value-type="boolean" office:boolean-value="false" calcext:value-type="boolean">
            <text:p>FALSE</text:p>
          </table:table-cell>
          <table:table-cell table:formula="of:=[.E107]+0.8" office:value-type="float" office:value="384.8" calcext:value-type="float">
            <text:p>384.8</text:p>
          </table:table-cell>
          <table:table-cell table:formula="of:=0.8+[.F107]" office:value-type="float" office:value="84.7999999999998" calcext:value-type="float">
            <text:p>84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style-name="ce2" table:formula="of:=MOD([.E109];360)&lt;1" office:value-type="boolean" office:boolean-value="false" calcext:value-type="boolean">
            <text:p>FALSE</text:p>
          </table:table-cell>
          <table:table-cell table:style-name="ce2" table:formula="of:=MOD([.F109];360)&lt;1" office:value-type="boolean" office:boolean-value="false" calcext:value-type="boolean">
            <text:p>FALSE</text:p>
          </table:table-cell>
          <table:table-cell table:formula="of:=[.E108]+0.8" office:value-type="float" office:value="385.6" calcext:value-type="float">
            <text:p>385.6</text:p>
          </table:table-cell>
          <table:table-cell table:formula="of:=0.8+[.F108]" office:value-type="float" office:value="85.5999999999998" calcext:value-type="float">
            <text:p>85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style-name="ce2" table:formula="of:=MOD([.E110];360)&lt;1" office:value-type="boolean" office:boolean-value="false" calcext:value-type="boolean">
            <text:p>FALSE</text:p>
          </table:table-cell>
          <table:table-cell table:style-name="ce2" table:formula="of:=MOD([.F110];360)&lt;1" office:value-type="boolean" office:boolean-value="false" calcext:value-type="boolean">
            <text:p>FALSE</text:p>
          </table:table-cell>
          <table:table-cell table:formula="of:=[.E109]+0.8" office:value-type="float" office:value="386.4" calcext:value-type="float">
            <text:p>386.4</text:p>
          </table:table-cell>
          <table:table-cell table:formula="of:=0.8+[.F109]" office:value-type="float" office:value="86.3999999999998" calcext:value-type="float">
            <text:p>86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style-name="ce2" table:formula="of:=MOD([.E111];360)&lt;1" office:value-type="boolean" office:boolean-value="false" calcext:value-type="boolean">
            <text:p>FALSE</text:p>
          </table:table-cell>
          <table:table-cell table:style-name="ce2" table:formula="of:=MOD([.F111];360)&lt;1" office:value-type="boolean" office:boolean-value="false" calcext:value-type="boolean">
            <text:p>FALSE</text:p>
          </table:table-cell>
          <table:table-cell table:formula="of:=[.E110]+0.8" office:value-type="float" office:value="387.2" calcext:value-type="float">
            <text:p>387.2</text:p>
          </table:table-cell>
          <table:table-cell table:formula="of:=0.8+[.F110]" office:value-type="float" office:value="87.1999999999998" calcext:value-type="float">
            <text:p>87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style-name="ce2" table:formula="of:=MOD([.E112];360)&lt;1" office:value-type="boolean" office:boolean-value="false" calcext:value-type="boolean">
            <text:p>FALSE</text:p>
          </table:table-cell>
          <table:table-cell table:style-name="ce2" table:formula="of:=MOD([.F112];360)&lt;1" office:value-type="boolean" office:boolean-value="false" calcext:value-type="boolean">
            <text:p>FALSE</text:p>
          </table:table-cell>
          <table:table-cell table:formula="of:=[.E111]+0.8" office:value-type="float" office:value="388" calcext:value-type="float">
            <text:p>388</text:p>
          </table:table-cell>
          <table:table-cell table:formula="of:=0.8+[.F111]" office:value-type="float" office:value="87.9999999999998" calcext:value-type="float">
            <text:p>87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style-name="ce2" table:formula="of:=MOD([.E113];360)&lt;1" office:value-type="boolean" office:boolean-value="false" calcext:value-type="boolean">
            <text:p>FALSE</text:p>
          </table:table-cell>
          <table:table-cell table:style-name="ce2" table:formula="of:=MOD([.F113];360)&lt;1" office:value-type="boolean" office:boolean-value="false" calcext:value-type="boolean">
            <text:p>FALSE</text:p>
          </table:table-cell>
          <table:table-cell table:formula="of:=[.E112]+0.8" office:value-type="float" office:value="388.8" calcext:value-type="float">
            <text:p>388.8</text:p>
          </table:table-cell>
          <table:table-cell table:formula="of:=0.8+[.F112]" office:value-type="float" office:value="88.7999999999998" calcext:value-type="float">
            <text:p>88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style-name="ce2" table:formula="of:=MOD([.E114];360)&lt;1" office:value-type="boolean" office:boolean-value="false" calcext:value-type="boolean">
            <text:p>FALSE</text:p>
          </table:table-cell>
          <table:table-cell table:style-name="ce2" table:formula="of:=MOD([.F114];360)&lt;1" office:value-type="boolean" office:boolean-value="false" calcext:value-type="boolean">
            <text:p>FALSE</text:p>
          </table:table-cell>
          <table:table-cell table:formula="of:=[.E113]+0.8" office:value-type="float" office:value="389.6" calcext:value-type="float">
            <text:p>389.6</text:p>
          </table:table-cell>
          <table:table-cell table:formula="of:=0.8+[.F113]" office:value-type="float" office:value="89.5999999999998" calcext:value-type="float">
            <text:p>89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style-name="ce2" table:formula="of:=MOD([.E115];360)&lt;1" office:value-type="boolean" office:boolean-value="false" calcext:value-type="boolean">
            <text:p>FALSE</text:p>
          </table:table-cell>
          <table:table-cell table:style-name="ce2" table:formula="of:=MOD([.F115];360)&lt;1" office:value-type="boolean" office:boolean-value="false" calcext:value-type="boolean">
            <text:p>FALSE</text:p>
          </table:table-cell>
          <table:table-cell table:formula="of:=[.E114]+0.8" office:value-type="float" office:value="390.4" calcext:value-type="float">
            <text:p>390.4</text:p>
          </table:table-cell>
          <table:table-cell table:formula="of:=0.8+[.F114]" office:value-type="float" office:value="90.3999999999998" calcext:value-type="float">
            <text:p>90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style-name="ce2" table:formula="of:=MOD([.E116];360)&lt;1" office:value-type="boolean" office:boolean-value="false" calcext:value-type="boolean">
            <text:p>FALSE</text:p>
          </table:table-cell>
          <table:table-cell table:style-name="ce2" table:formula="of:=MOD([.F116];360)&lt;1" office:value-type="boolean" office:boolean-value="false" calcext:value-type="boolean">
            <text:p>FALSE</text:p>
          </table:table-cell>
          <table:table-cell table:formula="of:=[.E115]+0.8" office:value-type="float" office:value="391.2" calcext:value-type="float">
            <text:p>391.2</text:p>
          </table:table-cell>
          <table:table-cell table:formula="of:=0.8+[.F115]" office:value-type="float" office:value="91.1999999999998" calcext:value-type="float">
            <text:p>91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style-name="ce2" table:formula="of:=MOD([.E117];360)&lt;1" office:value-type="boolean" office:boolean-value="false" calcext:value-type="boolean">
            <text:p>FALSE</text:p>
          </table:table-cell>
          <table:table-cell table:style-name="ce2" table:formula="of:=MOD([.F117];360)&lt;1" office:value-type="boolean" office:boolean-value="false" calcext:value-type="boolean">
            <text:p>FALSE</text:p>
          </table:table-cell>
          <table:table-cell table:formula="of:=[.E116]+0.8" office:value-type="float" office:value="392" calcext:value-type="float">
            <text:p>392</text:p>
          </table:table-cell>
          <table:table-cell table:formula="of:=0.8+[.F116]" office:value-type="float" office:value="91.9999999999998" calcext:value-type="float">
            <text:p>91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style-name="ce2" table:formula="of:=MOD([.E118];360)&lt;1" office:value-type="boolean" office:boolean-value="false" calcext:value-type="boolean">
            <text:p>FALSE</text:p>
          </table:table-cell>
          <table:table-cell table:style-name="ce2" table:formula="of:=MOD([.F118];360)&lt;1" office:value-type="boolean" office:boolean-value="false" calcext:value-type="boolean">
            <text:p>FALSE</text:p>
          </table:table-cell>
          <table:table-cell table:formula="of:=[.E117]+0.8" office:value-type="float" office:value="392.8" calcext:value-type="float">
            <text:p>392.8</text:p>
          </table:table-cell>
          <table:table-cell table:formula="of:=0.8+[.F117]" office:value-type="float" office:value="92.7999999999998" calcext:value-type="float">
            <text:p>92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style-name="ce2" table:formula="of:=MOD([.E119];360)&lt;1" office:value-type="boolean" office:boolean-value="false" calcext:value-type="boolean">
            <text:p>FALSE</text:p>
          </table:table-cell>
          <table:table-cell table:style-name="ce2" table:formula="of:=MOD([.F119];360)&lt;1" office:value-type="boolean" office:boolean-value="false" calcext:value-type="boolean">
            <text:p>FALSE</text:p>
          </table:table-cell>
          <table:table-cell table:formula="of:=[.E118]+0.8" office:value-type="float" office:value="393.6" calcext:value-type="float">
            <text:p>393.6</text:p>
          </table:table-cell>
          <table:table-cell table:formula="of:=0.8+[.F118]" office:value-type="float" office:value="93.5999999999998" calcext:value-type="float">
            <text:p>93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style-name="ce2" table:formula="of:=MOD([.E120];360)&lt;1" office:value-type="boolean" office:boolean-value="false" calcext:value-type="boolean">
            <text:p>FALSE</text:p>
          </table:table-cell>
          <table:table-cell table:style-name="ce2" table:formula="of:=MOD([.F120];360)&lt;1" office:value-type="boolean" office:boolean-value="false" calcext:value-type="boolean">
            <text:p>FALSE</text:p>
          </table:table-cell>
          <table:table-cell table:formula="of:=[.E119]+0.8" office:value-type="float" office:value="394.4" calcext:value-type="float">
            <text:p>394.4</text:p>
          </table:table-cell>
          <table:table-cell table:formula="of:=0.8+[.F119]" office:value-type="float" office:value="94.3999999999998" calcext:value-type="float">
            <text:p>94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style-name="ce2" table:formula="of:=MOD([.E121];360)&lt;1" office:value-type="boolean" office:boolean-value="false" calcext:value-type="boolean">
            <text:p>FALSE</text:p>
          </table:table-cell>
          <table:table-cell table:style-name="ce2" table:formula="of:=MOD([.F121];360)&lt;1" office:value-type="boolean" office:boolean-value="false" calcext:value-type="boolean">
            <text:p>FALSE</text:p>
          </table:table-cell>
          <table:table-cell table:formula="of:=[.E120]+0.8" office:value-type="float" office:value="395.2" calcext:value-type="float">
            <text:p>395.2</text:p>
          </table:table-cell>
          <table:table-cell table:formula="of:=0.8+[.F120]" office:value-type="float" office:value="95.1999999999998" calcext:value-type="float">
            <text:p>95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style-name="ce2" table:formula="of:=MOD([.E122];360)&lt;1" office:value-type="boolean" office:boolean-value="false" calcext:value-type="boolean">
            <text:p>FALSE</text:p>
          </table:table-cell>
          <table:table-cell table:style-name="ce2" table:formula="of:=MOD([.F122];360)&lt;1" office:value-type="boolean" office:boolean-value="false" calcext:value-type="boolean">
            <text:p>FALSE</text:p>
          </table:table-cell>
          <table:table-cell table:formula="of:=[.E121]+0.8" office:value-type="float" office:value="396.000000000001" calcext:value-type="float">
            <text:p>396.000000000001</text:p>
          </table:table-cell>
          <table:table-cell table:formula="of:=0.8+[.F121]" office:value-type="float" office:value="95.9999999999998" calcext:value-type="float">
            <text:p>95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style-name="ce2" table:formula="of:=MOD([.E123];360)&lt;1" office:value-type="boolean" office:boolean-value="false" calcext:value-type="boolean">
            <text:p>FALSE</text:p>
          </table:table-cell>
          <table:table-cell table:style-name="ce2" table:formula="of:=MOD([.F123];360)&lt;1" office:value-type="boolean" office:boolean-value="false" calcext:value-type="boolean">
            <text:p>FALSE</text:p>
          </table:table-cell>
          <table:table-cell table:formula="of:=[.E122]+0.8" office:value-type="float" office:value="396.800000000001" calcext:value-type="float">
            <text:p>396.800000000001</text:p>
          </table:table-cell>
          <table:table-cell table:formula="of:=0.8+[.F122]" office:value-type="float" office:value="96.7999999999998" calcext:value-type="float">
            <text:p>96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style-name="ce2" table:formula="of:=MOD([.E124];360)&lt;1" office:value-type="boolean" office:boolean-value="false" calcext:value-type="boolean">
            <text:p>FALSE</text:p>
          </table:table-cell>
          <table:table-cell table:style-name="ce2" table:formula="of:=MOD([.F124];360)&lt;1" office:value-type="boolean" office:boolean-value="false" calcext:value-type="boolean">
            <text:p>FALSE</text:p>
          </table:table-cell>
          <table:table-cell table:formula="of:=[.E123]+0.8" office:value-type="float" office:value="397.600000000001" calcext:value-type="float">
            <text:p>397.600000000001</text:p>
          </table:table-cell>
          <table:table-cell table:formula="of:=0.8+[.F123]" office:value-type="float" office:value="97.5999999999998" calcext:value-type="float">
            <text:p>97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style-name="ce2" table:formula="of:=MOD([.E125];360)&lt;1" office:value-type="boolean" office:boolean-value="false" calcext:value-type="boolean">
            <text:p>FALSE</text:p>
          </table:table-cell>
          <table:table-cell table:style-name="ce2" table:formula="of:=MOD([.F125];360)&lt;1" office:value-type="boolean" office:boolean-value="false" calcext:value-type="boolean">
            <text:p>FALSE</text:p>
          </table:table-cell>
          <table:table-cell table:formula="of:=[.E124]+0.8" office:value-type="float" office:value="398.400000000001" calcext:value-type="float">
            <text:p>398.400000000001</text:p>
          </table:table-cell>
          <table:table-cell table:formula="of:=0.8+[.F124]" office:value-type="float" office:value="98.3999999999998" calcext:value-type="float">
            <text:p>98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style-name="ce2" table:formula="of:=MOD([.E126];360)&lt;1" office:value-type="boolean" office:boolean-value="false" calcext:value-type="boolean">
            <text:p>FALSE</text:p>
          </table:table-cell>
          <table:table-cell table:style-name="ce2" table:formula="of:=MOD([.F126];360)&lt;1" office:value-type="boolean" office:boolean-value="false" calcext:value-type="boolean">
            <text:p>FALSE</text:p>
          </table:table-cell>
          <table:table-cell table:formula="of:=[.E125]+0.8" office:value-type="float" office:value="399.200000000001" calcext:value-type="float">
            <text:p>399.200000000001</text:p>
          </table:table-cell>
          <table:table-cell table:formula="of:=4.8+[.F125]" office:value-type="float" office:value="103.2" calcext:value-type="float">
            <text:p>10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style-name="ce2" table:formula="of:=MOD([.E127];360)&lt;1" office:value-type="boolean" office:boolean-value="false" calcext:value-type="boolean">
            <text:p>FALSE</text:p>
          </table:table-cell>
          <table:table-cell table:style-name="ce2" table:formula="of:=MOD([.F127];360)&lt;1" office:value-type="boolean" office:boolean-value="false" calcext:value-type="boolean">
            <text:p>FALSE</text:p>
          </table:table-cell>
          <table:table-cell table:formula="of:=[.E126]+0.8" office:value-type="float" office:value="400.000000000001" calcext:value-type="float">
            <text:p>400.000000000001</text:p>
          </table:table-cell>
          <table:table-cell table:formula="of:=4.8+[.F126]"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style-name="ce2" table:formula="of:=MOD([.E128];360)&lt;1" office:value-type="boolean" office:boolean-value="false" calcext:value-type="boolean">
            <text:p>FALSE</text:p>
          </table:table-cell>
          <table:table-cell table:style-name="ce2" table:formula="of:=MOD([.F128];360)&lt;1" office:value-type="boolean" office:boolean-value="false" calcext:value-type="boolean">
            <text:p>FALSE</text:p>
          </table:table-cell>
          <table:table-cell table:formula="of:=[.E127]+0.8" office:value-type="float" office:value="400.800000000001" calcext:value-type="float">
            <text:p>400.800000000001</text:p>
          </table:table-cell>
          <table:table-cell table:formula="of:=4.8+[.F127]"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style-name="ce2" table:formula="of:=MOD([.E129];360)&lt;1" office:value-type="boolean" office:boolean-value="false" calcext:value-type="boolean">
            <text:p>FALSE</text:p>
          </table:table-cell>
          <table:table-cell table:style-name="ce2" table:formula="of:=MOD([.F129];360)&lt;1" office:value-type="boolean" office:boolean-value="false" calcext:value-type="boolean">
            <text:p>FALSE</text:p>
          </table:table-cell>
          <table:table-cell table:formula="of:=[.E128]+0.8" office:value-type="float" office:value="401.600000000001" calcext:value-type="float">
            <text:p>401.600000000001</text:p>
          </table:table-cell>
          <table:table-cell table:formula="of:=4.8+[.F128]" office:value-type="float" office:value="117.6" calcext:value-type="float">
            <text:p>11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style-name="ce2" table:formula="of:=MOD([.E130];360)&lt;1" office:value-type="boolean" office:boolean-value="false" calcext:value-type="boolean">
            <text:p>FALSE</text:p>
          </table:table-cell>
          <table:table-cell table:style-name="ce2" table:formula="of:=MOD([.F130];360)&lt;1" office:value-type="boolean" office:boolean-value="false" calcext:value-type="boolean">
            <text:p>FALSE</text:p>
          </table:table-cell>
          <table:table-cell table:formula="of:=[.E129]+0.8" office:value-type="float" office:value="402.400000000001" calcext:value-type="float">
            <text:p>402.400000000001</text:p>
          </table:table-cell>
          <table:table-cell table:formula="of:=4.8+[.F129]" office:value-type="float" office:value="122.4" calcext:value-type="float">
            <text:p>12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style-name="ce2" table:formula="of:=MOD([.E131];360)&lt;1" office:value-type="boolean" office:boolean-value="false" calcext:value-type="boolean">
            <text:p>FALSE</text:p>
          </table:table-cell>
          <table:table-cell table:style-name="ce2" table:formula="of:=MOD([.F131];360)&lt;1" office:value-type="boolean" office:boolean-value="false" calcext:value-type="boolean">
            <text:p>FALSE</text:p>
          </table:table-cell>
          <table:table-cell table:formula="of:=[.E130]+0.8" office:value-type="float" office:value="403.200000000001" calcext:value-type="float">
            <text:p>403.200000000001</text:p>
          </table:table-cell>
          <table:table-cell table:formula="of:=4.8+[.F130]" office:value-type="float" office:value="127.2" calcext:value-type="float">
            <text:p>12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style-name="ce2" table:formula="of:=MOD([.E132];360)&lt;1" office:value-type="boolean" office:boolean-value="false" calcext:value-type="boolean">
            <text:p>FALSE</text:p>
          </table:table-cell>
          <table:table-cell table:style-name="ce2" table:formula="of:=MOD([.F132];360)&lt;1" office:value-type="boolean" office:boolean-value="false" calcext:value-type="boolean">
            <text:p>FALSE</text:p>
          </table:table-cell>
          <table:table-cell table:formula="of:=[.E131]+0.8" office:value-type="float" office:value="404.000000000001" calcext:value-type="float">
            <text:p>404.000000000001</text:p>
          </table:table-cell>
          <table:table-cell table:formula="of:=4.8+[.F131]"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style-name="ce2" table:formula="of:=MOD([.E133];360)&lt;1" office:value-type="boolean" office:boolean-value="false" calcext:value-type="boolean">
            <text:p>FALSE</text:p>
          </table:table-cell>
          <table:table-cell table:style-name="ce2" table:formula="of:=MOD([.F133];360)&lt;1" office:value-type="boolean" office:boolean-value="false" calcext:value-type="boolean">
            <text:p>FALSE</text:p>
          </table:table-cell>
          <table:table-cell table:formula="of:=[.E132]+0.8" office:value-type="float" office:value="404.800000000001" calcext:value-type="float">
            <text:p>404.800000000001</text:p>
          </table:table-cell>
          <table:table-cell table:formula="of:=4.8+[.F132]" office:value-type="float" office:value="136.8" calcext:value-type="float">
            <text:p>13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style-name="ce2" table:formula="of:=MOD([.E134];360)&lt;1" office:value-type="boolean" office:boolean-value="false" calcext:value-type="boolean">
            <text:p>FALSE</text:p>
          </table:table-cell>
          <table:table-cell table:style-name="ce2" table:formula="of:=MOD([.F134];360)&lt;1" office:value-type="boolean" office:boolean-value="false" calcext:value-type="boolean">
            <text:p>FALSE</text:p>
          </table:table-cell>
          <table:table-cell table:formula="of:=[.E133]+0.8" office:value-type="float" office:value="405.600000000001" calcext:value-type="float">
            <text:p>405.600000000001</text:p>
          </table:table-cell>
          <table:table-cell table:formula="of:=4.8+[.F133]" office:value-type="float" office:value="141.6" calcext:value-type="float">
            <text:p>1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style-name="ce2" table:formula="of:=MOD([.E135];360)&lt;1" office:value-type="boolean" office:boolean-value="false" calcext:value-type="boolean">
            <text:p>FALSE</text:p>
          </table:table-cell>
          <table:table-cell table:style-name="ce2" table:formula="of:=MOD([.F135];360)&lt;1" office:value-type="boolean" office:boolean-value="false" calcext:value-type="boolean">
            <text:p>FALSE</text:p>
          </table:table-cell>
          <table:table-cell table:formula="of:=[.E134]+0.8" office:value-type="float" office:value="406.400000000001" calcext:value-type="float">
            <text:p>406.400000000001</text:p>
          </table:table-cell>
          <table:table-cell table:formula="of:=4.8+[.F134]" office:value-type="float" office:value="146.4" calcext:value-type="float">
            <text:p>1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style-name="ce2" table:formula="of:=MOD([.E136];360)&lt;1" office:value-type="boolean" office:boolean-value="false" calcext:value-type="boolean">
            <text:p>FALSE</text:p>
          </table:table-cell>
          <table:table-cell table:style-name="ce2" table:formula="of:=MOD([.F136];360)&lt;1" office:value-type="boolean" office:boolean-value="false" calcext:value-type="boolean">
            <text:p>FALSE</text:p>
          </table:table-cell>
          <table:table-cell table:formula="of:=[.E135]+0.8" office:value-type="float" office:value="407.200000000001" calcext:value-type="float">
            <text:p>407.200000000001</text:p>
          </table:table-cell>
          <table:table-cell table:formula="of:=4.8+[.F135]" office:value-type="float" office:value="151.2" calcext:value-type="float">
            <text:p>1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style-name="ce2" table:formula="of:=MOD([.E137];360)&lt;1" office:value-type="boolean" office:boolean-value="false" calcext:value-type="boolean">
            <text:p>FALSE</text:p>
          </table:table-cell>
          <table:table-cell table:style-name="ce2" table:formula="of:=MOD([.F137];360)&lt;1" office:value-type="boolean" office:boolean-value="false" calcext:value-type="boolean">
            <text:p>FALSE</text:p>
          </table:table-cell>
          <table:table-cell table:formula="of:=[.E136]+0.8" office:value-type="float" office:value="408.000000000001" calcext:value-type="float">
            <text:p>408.000000000001</text:p>
          </table:table-cell>
          <table:table-cell table:formula="of:=4.8+[.F136]"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style-name="ce2" table:formula="of:=MOD([.E138];360)&lt;1" office:value-type="boolean" office:boolean-value="false" calcext:value-type="boolean">
            <text:p>FALSE</text:p>
          </table:table-cell>
          <table:table-cell table:style-name="ce2" table:formula="of:=MOD([.F138];360)&lt;1" office:value-type="boolean" office:boolean-value="false" calcext:value-type="boolean">
            <text:p>FALSE</text:p>
          </table:table-cell>
          <table:table-cell table:formula="of:=[.E137]+0.8" office:value-type="float" office:value="408.800000000001" calcext:value-type="float">
            <text:p>408.800000000001</text:p>
          </table:table-cell>
          <table:table-cell table:formula="of:=4.8+[.F137]" office:value-type="float" office:value="160.8" calcext:value-type="float">
            <text:p>16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style-name="ce2" table:formula="of:=MOD([.E139];360)&lt;1" office:value-type="boolean" office:boolean-value="false" calcext:value-type="boolean">
            <text:p>FALSE</text:p>
          </table:table-cell>
          <table:table-cell table:style-name="ce2" table:formula="of:=MOD([.F139];360)&lt;1" office:value-type="boolean" office:boolean-value="false" calcext:value-type="boolean">
            <text:p>FALSE</text:p>
          </table:table-cell>
          <table:table-cell table:formula="of:=[.E138]+0.8" office:value-type="float" office:value="409.600000000001" calcext:value-type="float">
            <text:p>409.600000000001</text:p>
          </table:table-cell>
          <table:table-cell table:formula="of:=4.8+[.F138]" office:value-type="float" office:value="165.6" calcext:value-type="float">
            <text:p>16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style-name="ce2" table:formula="of:=MOD([.E140];360)&lt;1" office:value-type="boolean" office:boolean-value="false" calcext:value-type="boolean">
            <text:p>FALSE</text:p>
          </table:table-cell>
          <table:table-cell table:style-name="ce2" table:formula="of:=MOD([.F140];360)&lt;1" office:value-type="boolean" office:boolean-value="false" calcext:value-type="boolean">
            <text:p>FALSE</text:p>
          </table:table-cell>
          <table:table-cell table:formula="of:=[.E139]+0.8" office:value-type="float" office:value="410.400000000001" calcext:value-type="float">
            <text:p>410.400000000001</text:p>
          </table:table-cell>
          <table:table-cell table:formula="of:=4.8+[.F139]" office:value-type="float" office:value="170.4" calcext:value-type="float">
            <text:p>17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style-name="ce2" table:formula="of:=MOD([.E141];360)&lt;1" office:value-type="boolean" office:boolean-value="false" calcext:value-type="boolean">
            <text:p>FALSE</text:p>
          </table:table-cell>
          <table:table-cell table:style-name="ce2" table:formula="of:=MOD([.F141];360)&lt;1" office:value-type="boolean" office:boolean-value="false" calcext:value-type="boolean">
            <text:p>FALSE</text:p>
          </table:table-cell>
          <table:table-cell table:formula="of:=[.E140]+0.8" office:value-type="float" office:value="411.200000000001" calcext:value-type="float">
            <text:p>411.200000000001</text:p>
          </table:table-cell>
          <table:table-cell table:formula="of:=4.8+[.F140]" office:value-type="float" office:value="175.2" calcext:value-type="float">
            <text:p>17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style-name="ce2" table:formula="of:=MOD([.E142];360)&lt;1" office:value-type="boolean" office:boolean-value="false" calcext:value-type="boolean">
            <text:p>FALSE</text:p>
          </table:table-cell>
          <table:table-cell table:style-name="ce2" table:formula="of:=MOD([.F142];360)&lt;1" office:value-type="boolean" office:boolean-value="false" calcext:value-type="boolean">
            <text:p>FALSE</text:p>
          </table:table-cell>
          <table:table-cell table:formula="of:=[.E141]+0.8" office:value-type="float" office:value="412.000000000001" calcext:value-type="float">
            <text:p>412.000000000001</text:p>
          </table:table-cell>
          <table:table-cell table:formula="of:=4.8+[.F141]"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style-name="ce2" table:formula="of:=MOD([.E143];360)&lt;1" office:value-type="boolean" office:boolean-value="false" calcext:value-type="boolean">
            <text:p>FALSE</text:p>
          </table:table-cell>
          <table:table-cell table:style-name="ce2" table:formula="of:=MOD([.F143];360)&lt;1" office:value-type="boolean" office:boolean-value="false" calcext:value-type="boolean">
            <text:p>FALSE</text:p>
          </table:table-cell>
          <table:table-cell table:formula="of:=[.E142]+0.8" office:value-type="float" office:value="412.800000000001" calcext:value-type="float">
            <text:p>412.800000000001</text:p>
          </table:table-cell>
          <table:table-cell table:formula="of:=4.8+[.F142]" office:value-type="float" office:value="184.8" calcext:value-type="float">
            <text:p>18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style-name="ce2" table:formula="of:=MOD([.E144];360)&lt;1" office:value-type="boolean" office:boolean-value="false" calcext:value-type="boolean">
            <text:p>FALSE</text:p>
          </table:table-cell>
          <table:table-cell table:style-name="ce2" table:formula="of:=MOD([.F144];360)&lt;1" office:value-type="boolean" office:boolean-value="false" calcext:value-type="boolean">
            <text:p>FALSE</text:p>
          </table:table-cell>
          <table:table-cell table:formula="of:=[.E143]+0.8" office:value-type="float" office:value="413.600000000001" calcext:value-type="float">
            <text:p>413.600000000001</text:p>
          </table:table-cell>
          <table:table-cell table:formula="of:=4.8+[.F143]" office:value-type="float" office:value="189.6" calcext:value-type="float">
            <text:p>18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style-name="ce2" table:formula="of:=MOD([.E145];360)&lt;1" office:value-type="boolean" office:boolean-value="false" calcext:value-type="boolean">
            <text:p>FALSE</text:p>
          </table:table-cell>
          <table:table-cell table:style-name="ce2" table:formula="of:=MOD([.F145];360)&lt;1" office:value-type="boolean" office:boolean-value="false" calcext:value-type="boolean">
            <text:p>FALSE</text:p>
          </table:table-cell>
          <table:table-cell table:formula="of:=[.E144]+0.8" office:value-type="float" office:value="414.400000000001" calcext:value-type="float">
            <text:p>414.400000000001</text:p>
          </table:table-cell>
          <table:table-cell table:formula="of:=4.8+[.F144]" office:value-type="float" office:value="194.4" calcext:value-type="float">
            <text:p>19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style-name="ce2" table:formula="of:=MOD([.E146];360)&lt;1" office:value-type="boolean" office:boolean-value="false" calcext:value-type="boolean">
            <text:p>FALSE</text:p>
          </table:table-cell>
          <table:table-cell table:style-name="ce2" table:formula="of:=MOD([.F146];360)&lt;1" office:value-type="boolean" office:boolean-value="false" calcext:value-type="boolean">
            <text:p>FALSE</text:p>
          </table:table-cell>
          <table:table-cell table:formula="of:=[.E145]+0.8" office:value-type="float" office:value="415.200000000001" calcext:value-type="float">
            <text:p>415.200000000001</text:p>
          </table:table-cell>
          <table:table-cell table:formula="of:=4.8+[.F145]" office:value-type="float" office:value="199.2" calcext:value-type="float">
            <text:p>19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style-name="ce2" table:formula="of:=MOD([.E147];360)&lt;1" office:value-type="boolean" office:boolean-value="false" calcext:value-type="boolean">
            <text:p>FALSE</text:p>
          </table:table-cell>
          <table:table-cell table:style-name="ce2" table:formula="of:=MOD([.F147];360)&lt;1" office:value-type="boolean" office:boolean-value="false" calcext:value-type="boolean">
            <text:p>FALSE</text:p>
          </table:table-cell>
          <table:table-cell table:formula="of:=[.E146]+0.8" office:value-type="float" office:value="416.000000000001" calcext:value-type="float">
            <text:p>416.000000000001</text:p>
          </table:table-cell>
          <table:table-cell table:formula="of:=4.8+[.F146]"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style-name="ce2" table:formula="of:=MOD([.E148];360)&lt;1" office:value-type="boolean" office:boolean-value="false" calcext:value-type="boolean">
            <text:p>FALSE</text:p>
          </table:table-cell>
          <table:table-cell table:style-name="ce2" table:formula="of:=MOD([.F148];360)&lt;1" office:value-type="boolean" office:boolean-value="false" calcext:value-type="boolean">
            <text:p>FALSE</text:p>
          </table:table-cell>
          <table:table-cell table:formula="of:=[.E147]+0.8" office:value-type="float" office:value="416.800000000001" calcext:value-type="float">
            <text:p>416.800000000001</text:p>
          </table:table-cell>
          <table:table-cell table:formula="of:=4.8+[.F147]" office:value-type="float" office:value="208.8" calcext:value-type="float">
            <text:p>20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style-name="ce2" table:formula="of:=MOD([.E149];360)&lt;1" office:value-type="boolean" office:boolean-value="false" calcext:value-type="boolean">
            <text:p>FALSE</text:p>
          </table:table-cell>
          <table:table-cell table:style-name="ce2" table:formula="of:=MOD([.F149];360)&lt;1" office:value-type="boolean" office:boolean-value="false" calcext:value-type="boolean">
            <text:p>FALSE</text:p>
          </table:table-cell>
          <table:table-cell table:formula="of:=[.E148]+0.8" office:value-type="float" office:value="417.600000000001" calcext:value-type="float">
            <text:p>417.600000000001</text:p>
          </table:table-cell>
          <table:table-cell table:formula="of:=4.8+[.F148]" office:value-type="float" office:value="213.6" calcext:value-type="float">
            <text:p>21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style-name="ce2" table:formula="of:=MOD([.E150];360)&lt;1" office:value-type="boolean" office:boolean-value="false" calcext:value-type="boolean">
            <text:p>FALSE</text:p>
          </table:table-cell>
          <table:table-cell table:style-name="ce2" table:formula="of:=MOD([.F150];360)&lt;1" office:value-type="boolean" office:boolean-value="false" calcext:value-type="boolean">
            <text:p>FALSE</text:p>
          </table:table-cell>
          <table:table-cell table:formula="of:=[.E149]+0.8" office:value-type="float" office:value="418.400000000001" calcext:value-type="float">
            <text:p>418.400000000001</text:p>
          </table:table-cell>
          <table:table-cell table:formula="of:=4.8+[.F149]" office:value-type="float" office:value="218.4" calcext:value-type="float">
            <text:p>21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style-name="ce2" table:formula="of:=MOD([.E151];360)&lt;1" office:value-type="boolean" office:boolean-value="false" calcext:value-type="boolean">
            <text:p>FALSE</text:p>
          </table:table-cell>
          <table:table-cell table:style-name="ce2" table:formula="of:=MOD([.F151];360)&lt;1" office:value-type="boolean" office:boolean-value="false" calcext:value-type="boolean">
            <text:p>FALSE</text:p>
          </table:table-cell>
          <table:table-cell table:formula="of:=[.E150]+0.8" office:value-type="float" office:value="419.200000000001" calcext:value-type="float">
            <text:p>419.200000000001</text:p>
          </table:table-cell>
          <table:table-cell table:formula="of:=4.8+[.F150]" office:value-type="float" office:value="223.2" calcext:value-type="float">
            <text:p>22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style-name="ce2" table:formula="of:=MOD([.E152];360)&lt;1" office:value-type="boolean" office:boolean-value="false" calcext:value-type="boolean">
            <text:p>FALSE</text:p>
          </table:table-cell>
          <table:table-cell table:style-name="ce2" table:formula="of:=MOD([.F152];360)&lt;1" office:value-type="boolean" office:boolean-value="false" calcext:value-type="boolean">
            <text:p>FALSE</text:p>
          </table:table-cell>
          <table:table-cell table:formula="of:=4.8+[.E151]" office:value-type="float" office:value="424.000000000001" calcext:value-type="float">
            <text:p>424.000000000001</text:p>
          </table:table-cell>
          <table:table-cell table:formula="of:=4.8+[.F151]"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style-name="ce2" table:formula="of:=MOD([.E153];360)&lt;1" office:value-type="boolean" office:boolean-value="false" calcext:value-type="boolean">
            <text:p>FALSE</text:p>
          </table:table-cell>
          <table:table-cell table:style-name="ce2" table:formula="of:=MOD([.F153];360)&lt;1" office:value-type="boolean" office:boolean-value="false" calcext:value-type="boolean">
            <text:p>FALSE</text:p>
          </table:table-cell>
          <table:table-cell table:formula="of:=4.8+[.E152]" office:value-type="float" office:value="428.800000000001" calcext:value-type="float">
            <text:p>428.800000000001</text:p>
          </table:table-cell>
          <table:table-cell table:formula="of:=4.8+[.F152]" office:value-type="float" office:value="232.8" calcext:value-type="float">
            <text:p>23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style-name="ce2" table:formula="of:=MOD([.E154];360)&lt;1" office:value-type="boolean" office:boolean-value="false" calcext:value-type="boolean">
            <text:p>FALSE</text:p>
          </table:table-cell>
          <table:table-cell table:style-name="ce2" table:formula="of:=MOD([.F154];360)&lt;1" office:value-type="boolean" office:boolean-value="false" calcext:value-type="boolean">
            <text:p>FALSE</text:p>
          </table:table-cell>
          <table:table-cell table:formula="of:=4.8+[.E153]" office:value-type="float" office:value="433.600000000001" calcext:value-type="float">
            <text:p>433.600000000001</text:p>
          </table:table-cell>
          <table:table-cell table:formula="of:=4.8+[.F153]" office:value-type="float" office:value="237.6" calcext:value-type="float">
            <text:p>23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style-name="ce2" table:formula="of:=MOD([.E155];360)&lt;1" office:value-type="boolean" office:boolean-value="false" calcext:value-type="boolean">
            <text:p>FALSE</text:p>
          </table:table-cell>
          <table:table-cell table:style-name="ce2" table:formula="of:=MOD([.F155];360)&lt;1" office:value-type="boolean" office:boolean-value="false" calcext:value-type="boolean">
            <text:p>FALSE</text:p>
          </table:table-cell>
          <table:table-cell table:formula="of:=4.8+[.E154]" office:value-type="float" office:value="438.400000000001" calcext:value-type="float">
            <text:p>438.400000000001</text:p>
          </table:table-cell>
          <table:table-cell table:formula="of:=4.8+[.F154]" office:value-type="float" office:value="242.4" calcext:value-type="float">
            <text:p>2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style-name="ce2" table:formula="of:=MOD([.E156];360)&lt;1" office:value-type="boolean" office:boolean-value="false" calcext:value-type="boolean">
            <text:p>FALSE</text:p>
          </table:table-cell>
          <table:table-cell table:style-name="ce2" table:formula="of:=MOD([.F156];360)&lt;1" office:value-type="boolean" office:boolean-value="false" calcext:value-type="boolean">
            <text:p>FALSE</text:p>
          </table:table-cell>
          <table:table-cell table:formula="of:=4.8+[.E155]" office:value-type="float" office:value="443.200000000001" calcext:value-type="float">
            <text:p>443.200000000001</text:p>
          </table:table-cell>
          <table:table-cell table:formula="of:=4.8+[.F155]" office:value-type="float" office:value="247.2" calcext:value-type="float">
            <text:p>2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style-name="ce2" table:formula="of:=MOD([.E157];360)&lt;1" office:value-type="boolean" office:boolean-value="false" calcext:value-type="boolean">
            <text:p>FALSE</text:p>
          </table:table-cell>
          <table:table-cell table:style-name="ce2" table:formula="of:=MOD([.F157];360)&lt;1" office:value-type="boolean" office:boolean-value="false" calcext:value-type="boolean">
            <text:p>FALSE</text:p>
          </table:table-cell>
          <table:table-cell table:formula="of:=4.8+[.E156]" office:value-type="float" office:value="448.000000000001" calcext:value-type="float">
            <text:p>448.000000000001</text:p>
          </table:table-cell>
          <table:table-cell table:formula="of:=4.8+[.F156]"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style-name="ce2" table:formula="of:=MOD([.E158];360)&lt;1" office:value-type="boolean" office:boolean-value="false" calcext:value-type="boolean">
            <text:p>FALSE</text:p>
          </table:table-cell>
          <table:table-cell table:style-name="ce2" table:formula="of:=MOD([.F158];360)&lt;1" office:value-type="boolean" office:boolean-value="false" calcext:value-type="boolean">
            <text:p>FALSE</text:p>
          </table:table-cell>
          <table:table-cell table:formula="of:=4.8+[.E157]" office:value-type="float" office:value="452.800000000001" calcext:value-type="float">
            <text:p>452.800000000001</text:p>
          </table:table-cell>
          <table:table-cell table:formula="of:=4.8+[.F157]" office:value-type="float" office:value="256.8" calcext:value-type="float">
            <text:p>25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style-name="ce2" table:formula="of:=MOD([.E159];360)&lt;1" office:value-type="boolean" office:boolean-value="false" calcext:value-type="boolean">
            <text:p>FALSE</text:p>
          </table:table-cell>
          <table:table-cell table:style-name="ce2" table:formula="of:=MOD([.F159];360)&lt;1" office:value-type="boolean" office:boolean-value="false" calcext:value-type="boolean">
            <text:p>FALSE</text:p>
          </table:table-cell>
          <table:table-cell table:formula="of:=4.8+[.E158]" office:value-type="float" office:value="457.600000000001" calcext:value-type="float">
            <text:p>457.600000000001</text:p>
          </table:table-cell>
          <table:table-cell table:formula="of:=4.8+[.F158]" office:value-type="float" office:value="261.6" calcext:value-type="float">
            <text:p>26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style-name="ce2" table:formula="of:=MOD([.E160];360)&lt;1" office:value-type="boolean" office:boolean-value="false" calcext:value-type="boolean">
            <text:p>FALSE</text:p>
          </table:table-cell>
          <table:table-cell table:style-name="ce2" table:formula="of:=MOD([.F160];360)&lt;1" office:value-type="boolean" office:boolean-value="false" calcext:value-type="boolean">
            <text:p>FALSE</text:p>
          </table:table-cell>
          <table:table-cell table:formula="of:=4.8+[.E159]" office:value-type="float" office:value="462.400000000001" calcext:value-type="float">
            <text:p>462.400000000001</text:p>
          </table:table-cell>
          <table:table-cell table:formula="of:=4.8+[.F159]" office:value-type="float" office:value="266.4" calcext:value-type="float">
            <text:p>26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style-name="ce2" table:formula="of:=MOD([.E161];360)&lt;1" office:value-type="boolean" office:boolean-value="false" calcext:value-type="boolean">
            <text:p>FALSE</text:p>
          </table:table-cell>
          <table:table-cell table:style-name="ce2" table:formula="of:=MOD([.F161];360)&lt;1" office:value-type="boolean" office:boolean-value="false" calcext:value-type="boolean">
            <text:p>FALSE</text:p>
          </table:table-cell>
          <table:table-cell table:formula="of:=4.8+[.E160]" office:value-type="float" office:value="467.200000000001" calcext:value-type="float">
            <text:p>467.200000000001</text:p>
          </table:table-cell>
          <table:table-cell table:formula="of:=4.8+[.F160]" office:value-type="float" office:value="271.2" calcext:value-type="float">
            <text:p>27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style-name="ce2" table:formula="of:=MOD([.E162];360)&lt;1" office:value-type="boolean" office:boolean-value="false" calcext:value-type="boolean">
            <text:p>FALSE</text:p>
          </table:table-cell>
          <table:table-cell table:style-name="ce2" table:formula="of:=MOD([.F162];360)&lt;1" office:value-type="boolean" office:boolean-value="false" calcext:value-type="boolean">
            <text:p>FALSE</text:p>
          </table:table-cell>
          <table:table-cell table:formula="of:=4.8+[.E161]" office:value-type="float" office:value="472.000000000001" calcext:value-type="float">
            <text:p>472.000000000001</text:p>
          </table:table-cell>
          <table:table-cell table:formula="of:=4.8+[.F161]"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style-name="ce2" table:formula="of:=MOD([.E163];360)&lt;1" office:value-type="boolean" office:boolean-value="false" calcext:value-type="boolean">
            <text:p>FALSE</text:p>
          </table:table-cell>
          <table:table-cell table:style-name="ce2" table:formula="of:=MOD([.F163];360)&lt;1" office:value-type="boolean" office:boolean-value="false" calcext:value-type="boolean">
            <text:p>FALSE</text:p>
          </table:table-cell>
          <table:table-cell table:formula="of:=4.8+[.E162]" office:value-type="float" office:value="476.800000000001" calcext:value-type="float">
            <text:p>476.800000000001</text:p>
          </table:table-cell>
          <table:table-cell table:formula="of:=4.8+[.F162]" office:value-type="float" office:value="280.8" calcext:value-type="float">
            <text:p>28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style-name="ce2" table:formula="of:=MOD([.E164];360)&lt;1" office:value-type="boolean" office:boolean-value="false" calcext:value-type="boolean">
            <text:p>FALSE</text:p>
          </table:table-cell>
          <table:table-cell table:style-name="ce2" table:formula="of:=MOD([.F164];360)&lt;1" office:value-type="boolean" office:boolean-value="false" calcext:value-type="boolean">
            <text:p>FALSE</text:p>
          </table:table-cell>
          <table:table-cell table:formula="of:=4.8+[.E163]" office:value-type="float" office:value="481.600000000001" calcext:value-type="float">
            <text:p>481.600000000001</text:p>
          </table:table-cell>
          <table:table-cell table:formula="of:=4.8+[.F163]" office:value-type="float" office:value="285.6" calcext:value-type="float">
            <text:p>28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style-name="ce2" table:formula="of:=MOD([.E165];360)&lt;1" office:value-type="boolean" office:boolean-value="false" calcext:value-type="boolean">
            <text:p>FALSE</text:p>
          </table:table-cell>
          <table:table-cell table:style-name="ce2" table:formula="of:=MOD([.F165];360)&lt;1" office:value-type="boolean" office:boolean-value="false" calcext:value-type="boolean">
            <text:p>FALSE</text:p>
          </table:table-cell>
          <table:table-cell table:formula="of:=4.8+[.E164]" office:value-type="float" office:value="486.400000000001" calcext:value-type="float">
            <text:p>486.400000000001</text:p>
          </table:table-cell>
          <table:table-cell table:formula="of:=4.8+[.F164]" office:value-type="float" office:value="290.4" calcext:value-type="float">
            <text:p>29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style-name="ce2" table:formula="of:=MOD([.E166];360)&lt;1" office:value-type="boolean" office:boolean-value="false" calcext:value-type="boolean">
            <text:p>FALSE</text:p>
          </table:table-cell>
          <table:table-cell table:style-name="ce2" table:formula="of:=MOD([.F166];360)&lt;1" office:value-type="boolean" office:boolean-value="false" calcext:value-type="boolean">
            <text:p>FALSE</text:p>
          </table:table-cell>
          <table:table-cell table:formula="of:=4.8+[.E165]" office:value-type="float" office:value="491.200000000001" calcext:value-type="float">
            <text:p>491.200000000001</text:p>
          </table:table-cell>
          <table:table-cell table:formula="of:=4.8+[.F165]" office:value-type="float" office:value="295.2" calcext:value-type="float">
            <text:p>29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style-name="ce2" table:formula="of:=MOD([.E167];360)&lt;1" office:value-type="boolean" office:boolean-value="false" calcext:value-type="boolean">
            <text:p>FALSE</text:p>
          </table:table-cell>
          <table:table-cell table:style-name="ce2" table:formula="of:=MOD([.F167];360)&lt;1" office:value-type="boolean" office:boolean-value="false" calcext:value-type="boolean">
            <text:p>FALSE</text:p>
          </table:table-cell>
          <table:table-cell table:formula="of:=4.8+[.E166]" office:value-type="float" office:value="496.000000000001" calcext:value-type="float">
            <text:p>496.000000000001</text:p>
          </table:table-cell>
          <table:table-cell table:formula="of:=4.8+[.F166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style-name="ce2" table:formula="of:=MOD([.E168];360)&lt;1" office:value-type="boolean" office:boolean-value="false" calcext:value-type="boolean">
            <text:p>FALSE</text:p>
          </table:table-cell>
          <table:table-cell table:style-name="ce2" table:formula="of:=MOD([.F168];360)&lt;1" office:value-type="boolean" office:boolean-value="false" calcext:value-type="boolean">
            <text:p>FALSE</text:p>
          </table:table-cell>
          <table:table-cell table:formula="of:=4.8+[.E167]" office:value-type="float" office:value="500.800000000001" calcext:value-type="float">
            <text:p>500.800000000001</text:p>
          </table:table-cell>
          <table:table-cell table:formula="of:=4.8+[.F167]" office:value-type="float" office:value="304.8" calcext:value-type="float">
            <text:p>30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style-name="ce2" table:formula="of:=MOD([.E169];360)&lt;1" office:value-type="boolean" office:boolean-value="false" calcext:value-type="boolean">
            <text:p>FALSE</text:p>
          </table:table-cell>
          <table:table-cell table:style-name="ce2" table:formula="of:=MOD([.F169];360)&lt;1" office:value-type="boolean" office:boolean-value="false" calcext:value-type="boolean">
            <text:p>FALSE</text:p>
          </table:table-cell>
          <table:table-cell table:formula="of:=4.8+[.E168]" office:value-type="float" office:value="505.600000000001" calcext:value-type="float">
            <text:p>505.600000000001</text:p>
          </table:table-cell>
          <table:table-cell table:formula="of:=4.8+[.F168]" office:value-type="float" office:value="309.6" calcext:value-type="float">
            <text:p>30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style-name="ce2" table:formula="of:=MOD([.E170];360)&lt;1" office:value-type="boolean" office:boolean-value="false" calcext:value-type="boolean">
            <text:p>FALSE</text:p>
          </table:table-cell>
          <table:table-cell table:style-name="ce2" table:formula="of:=MOD([.F170];360)&lt;1" office:value-type="boolean" office:boolean-value="false" calcext:value-type="boolean">
            <text:p>FALSE</text:p>
          </table:table-cell>
          <table:table-cell table:formula="of:=4.8+[.E169]" office:value-type="float" office:value="510.400000000001" calcext:value-type="float">
            <text:p>510.400000000001</text:p>
          </table:table-cell>
          <table:table-cell table:formula="of:=4.8+[.F169]" office:value-type="float" office:value="314.4" calcext:value-type="float">
            <text:p>31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style-name="ce2" table:formula="of:=MOD([.E171];360)&lt;1" office:value-type="boolean" office:boolean-value="false" calcext:value-type="boolean">
            <text:p>FALSE</text:p>
          </table:table-cell>
          <table:table-cell table:style-name="ce2" table:formula="of:=MOD([.F171];360)&lt;1" office:value-type="boolean" office:boolean-value="false" calcext:value-type="boolean">
            <text:p>FALSE</text:p>
          </table:table-cell>
          <table:table-cell table:formula="of:=4.8+[.E170]" office:value-type="float" office:value="515.200000000001" calcext:value-type="float">
            <text:p>515.200000000001</text:p>
          </table:table-cell>
          <table:table-cell table:formula="of:=4.8+[.F170]" office:value-type="float" office:value="319.2" calcext:value-type="float">
            <text:p>31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style-name="ce2" table:formula="of:=MOD([.E172];360)&lt;1" office:value-type="boolean" office:boolean-value="false" calcext:value-type="boolean">
            <text:p>FALSE</text:p>
          </table:table-cell>
          <table:table-cell table:style-name="ce2" table:formula="of:=MOD([.F172];360)&lt;1" office:value-type="boolean" office:boolean-value="false" calcext:value-type="boolean">
            <text:p>FALSE</text:p>
          </table:table-cell>
          <table:table-cell table:formula="of:=4.8+[.E171]" office:value-type="float" office:value="520.000000000001" calcext:value-type="float">
            <text:p>520.000000000001</text:p>
          </table:table-cell>
          <table:table-cell table:formula="of:=4.8+[.F171]"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style-name="ce2" table:formula="of:=MOD([.E173];360)&lt;1" office:value-type="boolean" office:boolean-value="false" calcext:value-type="boolean">
            <text:p>FALSE</text:p>
          </table:table-cell>
          <table:table-cell table:style-name="ce2" table:formula="of:=MOD([.F173];360)&lt;1" office:value-type="boolean" office:boolean-value="false" calcext:value-type="boolean">
            <text:p>FALSE</text:p>
          </table:table-cell>
          <table:table-cell table:formula="of:=4.8+[.E172]" office:value-type="float" office:value="524.800000000001" calcext:value-type="float">
            <text:p>524.800000000001</text:p>
          </table:table-cell>
          <table:table-cell table:formula="of:=4.8+[.F172]" office:value-type="float" office:value="328.8" calcext:value-type="float">
            <text:p>32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style-name="ce2" table:formula="of:=MOD([.E174];360)&lt;1" office:value-type="boolean" office:boolean-value="false" calcext:value-type="boolean">
            <text:p>FALSE</text:p>
          </table:table-cell>
          <table:table-cell table:style-name="ce2" table:formula="of:=MOD([.F174];360)&lt;1" office:value-type="boolean" office:boolean-value="false" calcext:value-type="boolean">
            <text:p>FALSE</text:p>
          </table:table-cell>
          <table:table-cell table:formula="of:=4.8+[.E173]" office:value-type="float" office:value="529.600000000001" calcext:value-type="float">
            <text:p>529.600000000001</text:p>
          </table:table-cell>
          <table:table-cell table:formula="of:=4.8+[.F173]" office:value-type="float" office:value="333.6" calcext:value-type="float">
            <text:p>33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style-name="ce2" table:formula="of:=MOD([.E175];360)&lt;1" office:value-type="boolean" office:boolean-value="false" calcext:value-type="boolean">
            <text:p>FALSE</text:p>
          </table:table-cell>
          <table:table-cell table:style-name="ce2" table:formula="of:=MOD([.F175];360)&lt;1" office:value-type="boolean" office:boolean-value="false" calcext:value-type="boolean">
            <text:p>FALSE</text:p>
          </table:table-cell>
          <table:table-cell table:formula="of:=4.8+[.E174]" office:value-type="float" office:value="534.400000000001" calcext:value-type="float">
            <text:p>534.400000000001</text:p>
          </table:table-cell>
          <table:table-cell table:formula="of:=4.8+[.F174]" office:value-type="float" office:value="338.4" calcext:value-type="float">
            <text:p>33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style-name="ce2" table:formula="of:=MOD([.E176];360)&lt;1" office:value-type="boolean" office:boolean-value="false" calcext:value-type="boolean">
            <text:p>FALSE</text:p>
          </table:table-cell>
          <table:table-cell table:style-name="ce2" table:formula="of:=MOD([.F176];360)&lt;1" office:value-type="boolean" office:boolean-value="false" calcext:value-type="boolean">
            <text:p>FALSE</text:p>
          </table:table-cell>
          <table:table-cell table:formula="of:=4.8+[.E175]" office:value-type="float" office:value="539.200000000001" calcext:value-type="float">
            <text:p>539.200000000001</text:p>
          </table:table-cell>
          <table:table-cell table:formula="of:=0.8+[.F175]" office:value-type="float" office:value="339.2" calcext:value-type="float">
            <text:p>33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style-name="ce2" table:formula="of:=MOD([.E177];360)&lt;1" office:value-type="boolean" office:boolean-value="false" calcext:value-type="boolean">
            <text:p>FALSE</text:p>
          </table:table-cell>
          <table:table-cell table:style-name="ce2" table:formula="of:=MOD([.F177];360)&lt;1" office:value-type="boolean" office:boolean-value="false" calcext:value-type="boolean">
            <text:p>FALSE</text:p>
          </table:table-cell>
          <table:table-cell table:formula="of:=4.8+[.E176]" office:value-type="float" office:value="544.000000000001" calcext:value-type="float">
            <text:p>544.000000000001</text:p>
          </table:table-cell>
          <table:table-cell table:formula="of:=0.8+[.F176]"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style-name="ce2" table:formula="of:=MOD([.E178];360)&lt;1" office:value-type="boolean" office:boolean-value="false" calcext:value-type="boolean">
            <text:p>FALSE</text:p>
          </table:table-cell>
          <table:table-cell table:style-name="ce2" table:formula="of:=MOD([.F178];360)&lt;1" office:value-type="boolean" office:boolean-value="false" calcext:value-type="boolean">
            <text:p>FALSE</text:p>
          </table:table-cell>
          <table:table-cell table:formula="of:=4.8+[.E177]" office:value-type="float" office:value="548.800000000001" calcext:value-type="float">
            <text:p>548.800000000001</text:p>
          </table:table-cell>
          <table:table-cell table:formula="of:=0.8+[.F177]" office:value-type="float" office:value="340.8" calcext:value-type="float">
            <text:p>34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style-name="ce2" table:formula="of:=MOD([.E179];360)&lt;1" office:value-type="boolean" office:boolean-value="false" calcext:value-type="boolean">
            <text:p>FALSE</text:p>
          </table:table-cell>
          <table:table-cell table:style-name="ce2" table:formula="of:=MOD([.F179];360)&lt;1" office:value-type="boolean" office:boolean-value="false" calcext:value-type="boolean">
            <text:p>FALSE</text:p>
          </table:table-cell>
          <table:table-cell table:formula="of:=4.8+[.E178]" office:value-type="float" office:value="553.600000000001" calcext:value-type="float">
            <text:p>553.600000000001</text:p>
          </table:table-cell>
          <table:table-cell table:formula="of:=0.8+[.F178]" office:value-type="float" office:value="341.6" calcext:value-type="float">
            <text:p>3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style-name="ce2" table:formula="of:=MOD([.E180];360)&lt;1" office:value-type="boolean" office:boolean-value="false" calcext:value-type="boolean">
            <text:p>FALSE</text:p>
          </table:table-cell>
          <table:table-cell table:style-name="ce2" table:formula="of:=MOD([.F180];360)&lt;1" office:value-type="boolean" office:boolean-value="false" calcext:value-type="boolean">
            <text:p>FALSE</text:p>
          </table:table-cell>
          <table:table-cell table:formula="of:=4.8+[.E179]" office:value-type="float" office:value="558.400000000001" calcext:value-type="float">
            <text:p>558.400000000001</text:p>
          </table:table-cell>
          <table:table-cell table:formula="of:=0.8+[.F179]" office:value-type="float" office:value="342.4" calcext:value-type="float">
            <text:p>3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style-name="ce2" table:formula="of:=MOD([.E181];360)&lt;1" office:value-type="boolean" office:boolean-value="false" calcext:value-type="boolean">
            <text:p>FALSE</text:p>
          </table:table-cell>
          <table:table-cell table:style-name="ce2" table:formula="of:=MOD([.F181];360)&lt;1" office:value-type="boolean" office:boolean-value="false" calcext:value-type="boolean">
            <text:p>FALSE</text:p>
          </table:table-cell>
          <table:table-cell table:formula="of:=4.8+[.E180]" office:value-type="float" office:value="563.200000000001" calcext:value-type="float">
            <text:p>563.200000000001</text:p>
          </table:table-cell>
          <table:table-cell table:formula="of:=0.8+[.F180]" office:value-type="float" office:value="343.2" calcext:value-type="float">
            <text:p>34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style-name="ce2" table:formula="of:=MOD([.E182];360)&lt;1" office:value-type="boolean" office:boolean-value="false" calcext:value-type="boolean">
            <text:p>FALSE</text:p>
          </table:table-cell>
          <table:table-cell table:style-name="ce2" table:formula="of:=MOD([.F182];360)&lt;1" office:value-type="boolean" office:boolean-value="false" calcext:value-type="boolean">
            <text:p>FALSE</text:p>
          </table:table-cell>
          <table:table-cell table:formula="of:=4.8+[.E181]" office:value-type="float" office:value="568.000000000001" calcext:value-type="float">
            <text:p>568.000000000001</text:p>
          </table:table-cell>
          <table:table-cell table:formula="of:=0.8+[.F181]"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style-name="ce2" table:formula="of:=MOD([.E183];360)&lt;1" office:value-type="boolean" office:boolean-value="false" calcext:value-type="boolean">
            <text:p>FALSE</text:p>
          </table:table-cell>
          <table:table-cell table:style-name="ce2" table:formula="of:=MOD([.F183];360)&lt;1" office:value-type="boolean" office:boolean-value="false" calcext:value-type="boolean">
            <text:p>FALSE</text:p>
          </table:table-cell>
          <table:table-cell table:formula="of:=4.8+[.E182]" office:value-type="float" office:value="572.800000000001" calcext:value-type="float">
            <text:p>572.800000000001</text:p>
          </table:table-cell>
          <table:table-cell table:formula="of:=0.8+[.F182]" office:value-type="float" office:value="344.8" calcext:value-type="float">
            <text:p>34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style-name="ce2" table:formula="of:=MOD([.E184];360)&lt;1" office:value-type="boolean" office:boolean-value="false" calcext:value-type="boolean">
            <text:p>FALSE</text:p>
          </table:table-cell>
          <table:table-cell table:style-name="ce2" table:formula="of:=MOD([.F184];360)&lt;1" office:value-type="boolean" office:boolean-value="false" calcext:value-type="boolean">
            <text:p>FALSE</text:p>
          </table:table-cell>
          <table:table-cell table:formula="of:=4.8+[.E183]" office:value-type="float" office:value="577.600000000001" calcext:value-type="float">
            <text:p>577.600000000001</text:p>
          </table:table-cell>
          <table:table-cell table:formula="of:=0.8+[.F183]" office:value-type="float" office:value="345.6" calcext:value-type="float">
            <text:p>34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style-name="ce2" table:formula="of:=MOD([.E185];360)&lt;1" office:value-type="boolean" office:boolean-value="false" calcext:value-type="boolean">
            <text:p>FALSE</text:p>
          </table:table-cell>
          <table:table-cell table:style-name="ce2" table:formula="of:=MOD([.F185];360)&lt;1" office:value-type="boolean" office:boolean-value="false" calcext:value-type="boolean">
            <text:p>FALSE</text:p>
          </table:table-cell>
          <table:table-cell table:formula="of:=4.8+[.E184]" office:value-type="float" office:value="582.4" calcext:value-type="float">
            <text:p>582.4</text:p>
          </table:table-cell>
          <table:table-cell table:formula="of:=0.8+[.F184]" office:value-type="float" office:value="346.4" calcext:value-type="float">
            <text:p>3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style-name="ce2" table:formula="of:=MOD([.E186];360)&lt;1" office:value-type="boolean" office:boolean-value="false" calcext:value-type="boolean">
            <text:p>FALSE</text:p>
          </table:table-cell>
          <table:table-cell table:style-name="ce2" table:formula="of:=MOD([.F186];360)&lt;1" office:value-type="boolean" office:boolean-value="false" calcext:value-type="boolean">
            <text:p>FALSE</text:p>
          </table:table-cell>
          <table:table-cell table:formula="of:=4.8+[.E185]" office:value-type="float" office:value="587.2" calcext:value-type="float">
            <text:p>587.2</text:p>
          </table:table-cell>
          <table:table-cell table:formula="of:=0.8+[.F185]" office:value-type="float" office:value="347.2" calcext:value-type="float">
            <text:p>3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style-name="ce2" table:formula="of:=MOD([.E187];360)&lt;1" office:value-type="boolean" office:boolean-value="false" calcext:value-type="boolean">
            <text:p>FALSE</text:p>
          </table:table-cell>
          <table:table-cell table:style-name="ce2" table:formula="of:=MOD([.F187];360)&lt;1" office:value-type="boolean" office:boolean-value="false" calcext:value-type="boolean">
            <text:p>FALSE</text:p>
          </table:table-cell>
          <table:table-cell table:formula="of:=4.8+[.E186]" office:value-type="float" office:value="592" calcext:value-type="float">
            <text:p>592</text:p>
          </table:table-cell>
          <table:table-cell table:formula="of:=0.8+[.F186]"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style-name="ce2" table:formula="of:=MOD([.E188];360)&lt;1" office:value-type="boolean" office:boolean-value="false" calcext:value-type="boolean">
            <text:p>FALSE</text:p>
          </table:table-cell>
          <table:table-cell table:style-name="ce2" table:formula="of:=MOD([.F188];360)&lt;1" office:value-type="boolean" office:boolean-value="false" calcext:value-type="boolean">
            <text:p>FALSE</text:p>
          </table:table-cell>
          <table:table-cell table:formula="of:=4.8+[.E187]" office:value-type="float" office:value="596.8" calcext:value-type="float">
            <text:p>596.8</text:p>
          </table:table-cell>
          <table:table-cell table:formula="of:=0.8+[.F187]" office:value-type="float" office:value="348.8" calcext:value-type="float">
            <text:p>34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style-name="ce2" table:formula="of:=MOD([.E189];360)&lt;1" office:value-type="boolean" office:boolean-value="false" calcext:value-type="boolean">
            <text:p>FALSE</text:p>
          </table:table-cell>
          <table:table-cell table:style-name="ce2" table:formula="of:=MOD([.F189];360)&lt;1" office:value-type="boolean" office:boolean-value="false" calcext:value-type="boolean">
            <text:p>FALSE</text:p>
          </table:table-cell>
          <table:table-cell table:formula="of:=4.8+[.E188]" office:value-type="float" office:value="601.6" calcext:value-type="float">
            <text:p>601.6</text:p>
          </table:table-cell>
          <table:table-cell table:formula="of:=0.8+[.F188]" office:value-type="float" office:value="349.6" calcext:value-type="float">
            <text:p>34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style-name="ce2" table:formula="of:=MOD([.E190];360)&lt;1" office:value-type="boolean" office:boolean-value="false" calcext:value-type="boolean">
            <text:p>FALSE</text:p>
          </table:table-cell>
          <table:table-cell table:style-name="ce2" table:formula="of:=MOD([.F190];360)&lt;1" office:value-type="boolean" office:boolean-value="false" calcext:value-type="boolean">
            <text:p>FALSE</text:p>
          </table:table-cell>
          <table:table-cell table:formula="of:=4.8+[.E189]" office:value-type="float" office:value="606.4" calcext:value-type="float">
            <text:p>606.4</text:p>
          </table:table-cell>
          <table:table-cell table:formula="of:=0.8+[.F189]" office:value-type="float" office:value="350.4" calcext:value-type="float">
            <text:p>35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style-name="ce2" table:formula="of:=MOD([.E191];360)&lt;1" office:value-type="boolean" office:boolean-value="false" calcext:value-type="boolean">
            <text:p>FALSE</text:p>
          </table:table-cell>
          <table:table-cell table:style-name="ce2" table:formula="of:=MOD([.F191];360)&lt;1" office:value-type="boolean" office:boolean-value="false" calcext:value-type="boolean">
            <text:p>FALSE</text:p>
          </table:table-cell>
          <table:table-cell table:formula="of:=4.8+[.E190]" office:value-type="float" office:value="611.2" calcext:value-type="float">
            <text:p>611.2</text:p>
          </table:table-cell>
          <table:table-cell table:formula="of:=0.8+[.F190]" office:value-type="float" office:value="351.2" calcext:value-type="float">
            <text:p>3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style-name="ce2" table:formula="of:=MOD([.E192];360)&lt;1" office:value-type="boolean" office:boolean-value="false" calcext:value-type="boolean">
            <text:p>FALSE</text:p>
          </table:table-cell>
          <table:table-cell table:style-name="ce2" table:formula="of:=MOD([.F192];360)&lt;1" office:value-type="boolean" office:boolean-value="false" calcext:value-type="boolean">
            <text:p>FALSE</text:p>
          </table:table-cell>
          <table:table-cell table:formula="of:=4.8+[.E191]" office:value-type="float" office:value="616" calcext:value-type="float">
            <text:p>616</text:p>
          </table:table-cell>
          <table:table-cell table:formula="of:=0.8+[.F191]"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style-name="ce2" table:formula="of:=MOD([.E193];360)&lt;1" office:value-type="boolean" office:boolean-value="false" calcext:value-type="boolean">
            <text:p>FALSE</text:p>
          </table:table-cell>
          <table:table-cell table:style-name="ce2" table:formula="of:=MOD([.F193];360)&lt;1" office:value-type="boolean" office:boolean-value="false" calcext:value-type="boolean">
            <text:p>FALSE</text:p>
          </table:table-cell>
          <table:table-cell table:formula="of:=4.8+[.E192]" office:value-type="float" office:value="620.8" calcext:value-type="float">
            <text:p>620.8</text:p>
          </table:table-cell>
          <table:table-cell table:formula="of:=0.8+[.F192]" office:value-type="float" office:value="352.8" calcext:value-type="float">
            <text:p>35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style-name="ce2" table:formula="of:=MOD([.E194];360)&lt;1" office:value-type="boolean" office:boolean-value="false" calcext:value-type="boolean">
            <text:p>FALSE</text:p>
          </table:table-cell>
          <table:table-cell table:style-name="ce2" table:formula="of:=MOD([.F194];360)&lt;1" office:value-type="boolean" office:boolean-value="false" calcext:value-type="boolean">
            <text:p>FALSE</text:p>
          </table:table-cell>
          <table:table-cell table:formula="of:=4.8+[.E193]" office:value-type="float" office:value="625.6" calcext:value-type="float">
            <text:p>625.6</text:p>
          </table:table-cell>
          <table:table-cell table:formula="of:=0.8+[.F193]" office:value-type="float" office:value="353.6" calcext:value-type="float">
            <text:p>35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style-name="ce2" table:formula="of:=MOD([.E195];360)&lt;1" office:value-type="boolean" office:boolean-value="false" calcext:value-type="boolean">
            <text:p>FALSE</text:p>
          </table:table-cell>
          <table:table-cell table:style-name="ce2" table:formula="of:=MOD([.F195];360)&lt;1" office:value-type="boolean" office:boolean-value="false" calcext:value-type="boolean">
            <text:p>FALSE</text:p>
          </table:table-cell>
          <table:table-cell table:formula="of:=4.8+[.E194]" office:value-type="float" office:value="630.4" calcext:value-type="float">
            <text:p>630.4</text:p>
          </table:table-cell>
          <table:table-cell table:formula="of:=0.8+[.F194]" office:value-type="float" office:value="354.4" calcext:value-type="float">
            <text:p>35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style-name="ce2" table:formula="of:=MOD([.E196];360)&lt;1" office:value-type="boolean" office:boolean-value="false" calcext:value-type="boolean">
            <text:p>FALSE</text:p>
          </table:table-cell>
          <table:table-cell table:style-name="ce2" table:formula="of:=MOD([.F196];360)&lt;1" office:value-type="boolean" office:boolean-value="false" calcext:value-type="boolean">
            <text:p>FALSE</text:p>
          </table:table-cell>
          <table:table-cell table:formula="of:=4.8+[.E195]" office:value-type="float" office:value="635.2" calcext:value-type="float">
            <text:p>635.2</text:p>
          </table:table-cell>
          <table:table-cell table:formula="of:=0.8+[.F195]" office:value-type="float" office:value="355.2" calcext:value-type="float">
            <text:p>35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style-name="ce2" table:formula="of:=MOD([.E197];360)&lt;1" office:value-type="boolean" office:boolean-value="false" calcext:value-type="boolean">
            <text:p>FALSE</text:p>
          </table:table-cell>
          <table:table-cell table:style-name="ce2" table:formula="of:=MOD([.F197];360)&lt;1" office:value-type="boolean" office:boolean-value="false" calcext:value-type="boolean">
            <text:p>FALSE</text:p>
          </table:table-cell>
          <table:table-cell table:formula="of:=4.8+[.E196]" office:value-type="float" office:value="640" calcext:value-type="float">
            <text:p>640</text:p>
          </table:table-cell>
          <table:table-cell table:formula="of:=0.8+[.F196]" office:value-type="float" office:value="356" calcext:value-type="float">
            <text:p>3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style-name="ce2" table:formula="of:=MOD([.E198];360)&lt;1" office:value-type="boolean" office:boolean-value="false" calcext:value-type="boolean">
            <text:p>FALSE</text:p>
          </table:table-cell>
          <table:table-cell table:style-name="ce2" table:formula="of:=MOD([.F198];360)&lt;1" office:value-type="boolean" office:boolean-value="false" calcext:value-type="boolean">
            <text:p>FALSE</text:p>
          </table:table-cell>
          <table:table-cell table:formula="of:=4.8+[.E197]" office:value-type="float" office:value="644.8" calcext:value-type="float">
            <text:p>644.8</text:p>
          </table:table-cell>
          <table:table-cell table:formula="of:=0.8+[.F197]" office:value-type="float" office:value="356.800000000001" calcext:value-type="float">
            <text:p>356.8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style-name="ce2" table:formula="of:=MOD([.E199];360)&lt;1" office:value-type="boolean" office:boolean-value="false" calcext:value-type="boolean">
            <text:p>FALSE</text:p>
          </table:table-cell>
          <table:table-cell table:style-name="ce2" table:formula="of:=MOD([.F199];360)&lt;1" office:value-type="boolean" office:boolean-value="false" calcext:value-type="boolean">
            <text:p>FALSE</text:p>
          </table:table-cell>
          <table:table-cell table:formula="of:=4.8+[.E198]" office:value-type="float" office:value="649.6" calcext:value-type="float">
            <text:p>649.6</text:p>
          </table:table-cell>
          <table:table-cell table:formula="of:=0.8+[.F198]" office:value-type="float" office:value="357.600000000001" calcext:value-type="float">
            <text:p>357.6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style-name="ce2" table:formula="of:=MOD([.E200];360)&lt;1" office:value-type="boolean" office:boolean-value="false" calcext:value-type="boolean">
            <text:p>FALSE</text:p>
          </table:table-cell>
          <table:table-cell table:style-name="ce2" table:formula="of:=MOD([.F200];360)&lt;1" office:value-type="boolean" office:boolean-value="false" calcext:value-type="boolean">
            <text:p>FALSE</text:p>
          </table:table-cell>
          <table:table-cell table:formula="of:=4.8+[.E199]" office:value-type="float" office:value="654.4" calcext:value-type="float">
            <text:p>654.4</text:p>
          </table:table-cell>
          <table:table-cell table:formula="of:=0.8+[.F199]" office:value-type="float" office:value="358.400000000001" calcext:value-type="float">
            <text:p>358.4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style-name="ce2" table:formula="of:=MOD([.E201];360)&lt;1" office:value-type="boolean" office:boolean-value="false" calcext:value-type="boolean">
            <text:p>FALSE</text:p>
          </table:table-cell>
          <table:table-cell table:style-name="ce2" table:formula="of:=MOD([.F201];360)&lt;1" office:value-type="boolean" office:boolean-value="false" calcext:value-type="boolean">
            <text:p>FALSE</text:p>
          </table:table-cell>
          <table:table-cell table:formula="of:=4.8+[.E200]" office:value-type="float" office:value="659.2" calcext:value-type="float">
            <text:p>659.2</text:p>
          </table:table-cell>
          <table:table-cell table:formula="of:=0.8+[.F200]" office:value-type="float" office:value="359.200000000001" calcext:value-type="float">
            <text:p>359.2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 table:number-rows-repeated="1048374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>
        <table:named-range table:name="COMPort" table:base-cell-address="$Configuration.$B$1" table:cell-range-address="$Configuration.$B$2"/>
        <table:named-range table:name="DirPath" table:base-cell-address="$Configuration.$B$1" table:cell-range-address="$Configuration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21:30:37.3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ial_20_Profile_20_1" style:display-name="PageStyle_Trial Profi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4:43:34</meta:creation-date>
    <meta:initial-creator>Greg Fundyler</meta:initial-creator>
    <dc:language>en-US</dc:language>
    <dc:date>2019-03-23T02:08:04.080000000</dc:date>
    <meta:editing-cycles>52</meta:editing-cycles>
    <meta:editing-duration>PT8H12M55S</meta:editing-duration>
    <meta:generator>LibreOffice/6.2.1.2$Windows_X86_64 LibreOffice_project/7bcb35dc3024a62dea0caee87020152d1ee96e71</meta:generator>
    <meta:document-statistic meta:table-count="2" meta:cell-count="4426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Explicit

'Sub Main
'
'End Sub

Dim sheet As Object

Private Function crc16_byte(lngCrc As Long, bytData As Byte) As Long
  Dim bit As Integer
  lngCrc = lngCrc Xor 256 * bytData                         ' XOR with current byte
  For bit = 1 To 8                                 ' Loop through 8 bits
    lngCrc = lngCrc + lngCrc                                ' Move crc up one bit
    If lngCrc And &amp;H10000 Then lngCrc = lngCrc Xor &amp;H11021  ' XOR with XMODEM polynomic
  Next bit                                         ' Ensuring CRC remains a 16-bit value
  crc16_byte = lngCrc
End Function

' Based on http://mdfs.net/Info/Comp/Comms/CRC16.htm
Private Function crc16(lngCrc As Long, message() As Byte, size As Integer) As Long
  'Dim i As Integer, bit As Integer
  Dim i As Integer
  For i = 1 to size
    lngCrc = crc16_byte(lngCrc, message(i))
  '  lngCrc = lngCrc Xor 256 * message(i)                   ' XOR with current byte
  '  For bit = 1 To 8                                 ' Loop through 8 bits
  '    lngCrc = lngCrc + lngCrc                                ' Move crc up one bit
  '    If lngCrc And &amp;H10000 Then lngCrc = lngCrc Xor &amp;H11021  ' XOR with XMODEM polynomic
  '  Next bit                                         ' Ensuring CRC remains a 16-bit value
  Next i
  crc16 = lngCrc
  ' crc16 = outgoing CRC
End Function

Private Function DirPath()
  DirPath = ThisComponent.NamedRanges.getByName("DirPath").ReferredCells.String
End Function

Private Function COMPort()
  COMPort = ThisComponent.NamedRanges.getByName("COMPort").ReferredCells.Value
End Function

Private Function SheetName()
  SheetName = ThisComponent.GetCurrentController.ActiveSheet.Name
End Function

Const StrobeL  As Integer = 2
Const StrobeR  As Integer = 3
Const DegreesL As Integer = 4
Const DegreesR As Integer = 5
Const DAC1     As Integer = 6
Const DAC16    As Integer = 21

Private Function GenerateProfile() As Variant
  Dim oSheet As Object
  Dim x As Integer, y As Integer
  Dim profile(100000) As Byte, i As Long, word As Long
  'oSheet = ThisComponent.Sheet(0)
  oSheet = ThisComponent.GetCurrentController.ActiveSheet 'Sheets.getByName("Trial Profile 1")
  i = 0  ' index into profile
  y = 1  ' row of spreadsheet
  Do While oSheet.GetCellByPosition(DegreesL, y).String &lt;&gt; ""
    word = 16384 + (oSheet.GetCellByPosition(DegreesL, y).Value Mod 360) * 5974 / 360
    If oSheet.GetCellByPosition(StrobeL, y).Value Then word = word + 32768
    profile(i)     =  word And &amp;H00FF
    profile(i + 1) = (word And &amp;HFF00) / 256
    i = i + 2

    word = 16384 + (oSheet.GetCellByPosition(DegreesR, y).Value Mod 360) * 5974 / 360
    If oSheet.GetCellByPosition(StrobeR, y).Value Then word = word + 32768
    profile(i)     =  word And &amp;H00FF
    profile(i + 1) = (word And &amp;HFF00) / 256
    i = i + 2
    
    For x = DAC1 to DAC16
      profile(i) = oSheet.GetCellByPosition(x, y).Value And &amp;HFF
      i = i + 1
    Next x

    y = y + 1
  Loop
  If i &gt; 0 Then 
    ReDim Preserve profile(i - 1)
  Else
    ReDim profile(0)
  End If
  GenerateProfile = profile
End Function

Public Function WriteToFile() As String
  Dim profile() As Byte, filename As String
  profile = GenerateProfile()
  If UBound(profile) = 0 Then
    MsgBox "Error: Profile is empty"
    Exit Function
  End If
  filename = DirPath() &amp; "\LESLIE" &amp; SheetName() &amp; ".BIN"
  If FileExists(filename) Then Kill(filename)
  Open filename For Binary As #1
  Put #1, , profile
  Close #1
  WriteToFile = filename
End Function

Public Sub WriteToFileAndUpload()
  Dim filename As String, path As String
  filename = WriteToFile()
  path = DirPath()
  Shell(path &amp; "\teraterm\ttpmacro " &amp; path &amp; "\teraterm\ymodemsend.ttl " &amp; COMPort() &amp; " " &amp; filename)
End Sub
  

Public Sub test
  'YModem_Send("C:\Profiles\leslie00.bin")
  Dim strPath As String
  strPath = DirPath()
  Shell(strPath &amp; "\teraterm\ttpmacro " &amp; strPath &amp; "\teraterm\ymodemsend.ttl " &amp; COMPort() &amp; " " &amp; strPath &amp; "\leslie00.bin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